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219121.743333333" calcext:value-type="float">
            <text:p><text:s/>219,12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19121.743333333" calcext:value-type="float">
            <text:p><text:s/>219,122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5111540.4411111" calcext:value-type="float">
            <text:p><text:s/>15,111,540 <text:s/></text:p>
          </table:table-cell>
          <table:table-cell table:style-name="ce42" office:value-type="float" office:value="2919492.08666667" calcext:value-type="float">
            <text:p><text:s/>2,919,492 <text:s/></text:p>
          </table:table-cell>
          <table:table-cell table:style-name="ce42" office:value-type="float" office:value="11970410.3211111" calcext:value-type="float">
            <text:p><text:s/>11,970,410 <text:s/></text:p>
          </table:table-cell>
          <table:table-cell table:style-name="ce42" office:value-type="float" office:value="37119.5888888889" calcext:value-type="float">
            <text:p><text:s/>37,1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518.444444444" calcext:value-type="float">
            <text:p><text:s/>184,5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07.333333333333" calcext:value-type="float">
            <text:p><text:s/>8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807.333333333333" calcext:value-type="float">
            <text:p><text:s/>8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456060.973022222" calcext:value-type="float">
            <text:p><text:s/>456,061 <text:s/></text:p>
          </table:table-cell>
          <table:table-cell table:style-name="ce42" office:value-type="float" office:value="-83182.9966666667" calcext:value-type="float">
            <text:p><text:s/>-83,183 <text:s/></text:p>
          </table:table-cell>
          <table:table-cell table:style-name="ce42" office:value-type="float" office:value="443267.086666667" calcext:value-type="float">
            <text:p><text:s/>443,2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976.8830222222" calcext:value-type="float">
            <text:p><text:s/>95,9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4873793.8780889" calcext:value-type="float">
            <text:p><text:s/>14,873,794 <text:s/></text:p>
          </table:table-cell>
          <table:table-cell table:style-name="ce43" office:value-type="float" office:value="3002675.08333333" calcext:value-type="float">
            <text:p><text:s/>3,002,675 <text:s/></text:p>
          </table:table-cell>
          <table:table-cell table:style-name="ce43" office:value-type="float" office:value="11746264.9777778" calcext:value-type="float">
            <text:p><text:s/>11,746,265 <text:s/></text:p>
          </table:table-cell>
          <table:table-cell table:style-name="ce43" office:value-type="float" office:value="37119.5888888889" calcext:value-type="float">
            <text:p><text:s/>37,12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7734.2280888889" calcext:value-type="float">
            <text:p><text:s/>87,73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04186.188" calcext:value-type="float">
            <text:p><text:s/>104,186 <text:s/></text:p>
          </table:table-cell>
          <table:table-cell table:style-name="ce43" office:value-type="float" office:value="99063.7622222222" calcext:value-type="float">
            <text:p><text:s/>99,06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122.42577777783" calcext:value-type="float">
            <text:p><text:s/>5,122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3504767.1886593" calcext:value-type="float">
            <text:p><text:s/>13,504,767 <text:s/></text:p>
          </table:table-cell>
          <table:table-cell table:style-name="ce42" office:value-type="float" office:value="2903611.32111111" calcext:value-type="float">
            <text:p><text:s/>2,903,611 <text:s/></text:p>
          </table:table-cell>
          <table:table-cell table:style-name="ce42" office:value-type="float" office:value="8405900.7607482" calcext:value-type="float">
            <text:p><text:s/>8,405,9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19570.73013333" calcext:value-type="float">
            <text:p><text:s/>1,819,5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940318.01777778" calcext:value-type="float">
            <text:p><text:s/>2,940,318 <text:s/></text:p>
          </table:table-cell>
          <table:table-cell table:style-name="ce42" office:value-type="float" office:value="2903611.32111111" calcext:value-type="float">
            <text:p><text:s/>2,903,611 <text:s/></text:p>
          </table:table-cell>
          <table:table-cell table:style-name="ce42" office:value-type="float" office:value="36706.6966666667" calcext:value-type="float">
            <text:p><text:s/>36,7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947686.28405556" calcext:value-type="float">
            <text:p><text:s/>1,947,6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115.553922222" calcext:value-type="float">
            <text:p><text:s/>128,1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19570.73013333" calcext:value-type="float">
            <text:p><text:s/>1,819,5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169850.21777778" calcext:value-type="float">
            <text:p><text:s/>7,169,8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69850.21777778" calcext:value-type="float">
            <text:p><text:s/>7,169,8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446912.6690482" calcext:value-type="float">
            <text:p><text:s/>1,446,91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71228.29238154" calcext:value-type="float">
            <text:p><text:s/>1,071,22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688669.28111111" calcext:value-type="float">
            <text:p><text:s/>3,688,6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238134.11111111" calcext:value-type="float">
            <text:p><text:s/>2,238,1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688669.28111111" calcext:value-type="float">
            <text:p><text:s/>3,688,6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238134.11111111" calcext:value-type="float">
            <text:p><text:s/>2,238,1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66770.728222222" calcext:value-type="float">
            <text:p><text:s/>566,7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.16222222222222" calcext:value-type="float">
            <text:p><text:s/>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9.16222222222222" calcext:value-type="float">
            <text:p><text:s/>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.16222222222222" calcext:value-type="float">
            <text:p><text:s/>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74535.284333333" calcext:value-type="float">
            <text:p><text:s/>274,53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92226.281666667" calcext:value-type="float">
            <text:p><text:s/>292,22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5713.3047555556" calcext:value-type="float">
            <text:p><text:s/>15,71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468.58008888889" calcext:value-type="float">
            <text:p><text:s/>1,46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371025.74956291" calcext:value-type="float">
            <text:p><text:s/>4,371,02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40355.05480735" calcext:value-type="float">
            <text:p><text:s/>3,340,355 <text:s/></text:p>
          </table:table-cell>
          <table:table-cell table:style-name="ce44" office:value-type="float" office:value="37119.5888888889" calcext:value-type="float">
            <text:p><text:s/>37,12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99706.6032" calcext:value-type="float">
            <text:p><text:s/>499,70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115844.49400735" calcext:value-type="float">
            <text:p><text:s/>4,115,84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40355.05480735" calcext:value-type="float">
            <text:p><text:s/>3,340,35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81644.936533333" calcext:value-type="float">
            <text:p><text:s/>281,64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114035.60956291" calcext:value-type="float">
            <text:p><text:s/>4,114,0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38546.17036291" calcext:value-type="float">
            <text:p><text:s/>3,338,5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1644.936533333" calcext:value-type="float">
            <text:p><text:s/>281,6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604.052222222222" calcext:value-type="float">
            <text:p><text:s/>6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4.052222222222" calcext:value-type="float">
            <text:p><text:s/>6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92835.9941137252" calcext:value-type="float">
            <text:p><text:s/>92,8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835.9941137252" calcext:value-type="float">
            <text:p><text:s/>92,8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84049.631960698" calcext:value-type="float">
            <text:p><text:s/>284,0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4049.631960698" calcext:value-type="float">
            <text:p><text:s/>284,0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042235.30317738" calcext:value-type="float">
            <text:p><text:s/>1,042,2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2235.30317738" calcext:value-type="float">
            <text:p><text:s/>1,042,2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35319.077807971" calcext:value-type="float">
            <text:p><text:s/>135,3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319.077807971" calcext:value-type="float">
            <text:p><text:s/>135,3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41805.4044444444" calcext:value-type="float">
            <text:p>( 41,80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1805.4044444444" calcext:value-type="float">
            <text:p>( 41,80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93513.673363526" calcext:value-type="float">
            <text:p>( 93,514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93513.673363526" calcext:value-type="float">
            <text:p>( 93,51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21997.122414813" calcext:value-type="float">
            <text:p><text:s/>321,9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1997.122414813" calcext:value-type="float">
            <text:p><text:s/>321,9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81329.475176814" calcext:value-type="float">
            <text:p><text:s/>581,3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1329.475176814" calcext:value-type="float">
            <text:p><text:s/>581,3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3589.62777777778" calcext:value-type="float">
            <text:p><text:s/>3,590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3589.62777777778" calcext:value-type="float">
            <text:p><text:s/>3,590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591.60888888889" calcext:value-type="float">
            <text:p><text:s/>1,5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1.60888888889" calcext:value-type="float">
            <text:p><text:s/>1,5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917322.13555556" calcext:value-type="float">
            <text:p><text:s/>1,917,3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17229.58" calcext:value-type="float">
            <text:p><text:s/>1,917,2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2.5555555555556" calcext:value-type="float">
            <text:p><text:s/>9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799167.25333333" calcext:value-type="float">
            <text:p><text:s/>1,799,1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99167.25333333" calcext:value-type="float">
            <text:p><text:s/>1,799,1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18154.882222222" calcext:value-type="float">
            <text:p><text:s/>118,1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062.326666667" calcext:value-type="float">
            <text:p><text:s/>118,0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2.5555555555556" calcext:value-type="float">
            <text:p><text:s/>9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74871.883644444" calcext:value-type="float">
            <text:p><text:s/>774,8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81027.380977778" calcext:value-type="float">
            <text:p><text:s/>281,0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72554.105866667" calcext:value-type="float">
            <text:p><text:s/>772,5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78709.6032" calcext:value-type="float">
            <text:p><text:s/>278,7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317.77777777778" calcext:value-type="float">
            <text:p><text:s/>2,3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317.77777777778" calcext:value-type="float">
            <text:p><text:s/>2,3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17.222222222222" calcext:value-type="float">
            <text:p><text:s/>51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46" office:value-type="float" office:value="517.222222222222" calcext:value-type="float">
            <text:p><text:s/>517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7.77777777777778" calcext:value-type="float">
            <text:p><text:s/>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7.77777777777778" calcext:value-type="float">
            <text:p><text:s/>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808.88444444444" calcext:value-type="float">
            <text:p><text:s/>1,8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08.88444444444" calcext:value-type="float">
            <text:p><text:s/>1,8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808.88444444444" calcext:value-type="float">
            <text:p><text:s/>1,80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08.88444444444" calcext:value-type="float">
            <text:p><text:s/>1,80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55181.255555556" calcext:value-type="float">
            <text:p><text:s/>255,1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119.5888888889" calcext:value-type="float">
            <text:p><text:s/>37,1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8061.666666667" calcext:value-type="float">
            <text:p><text:s/>218,0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55181.255555556" calcext:value-type="float">
            <text:p><text:s/>255,1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119.5888888889" calcext:value-type="float">
            <text:p><text:s/>37,1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8061.666666667" calcext:value-type="float">
            <text:p><text:s/>218,0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7660937.093361" calcext:value-type="float">
            <text:p><text:s/>37,660,9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957096.093361" calcext:value-type="float">
            <text:p><text:s/>35,957,0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3841" calcext:value-type="float">
            <text:p><text:s/>1,703,8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1121901.705" calcext:value-type="float">
            <text:p><text:s/>31,121,9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121901.705" calcext:value-type="float">
            <text:p><text:s/>31,121,9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6539035.388361" calcext:value-type="float">
            <text:p><text:s/>6,539,0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35194.388361" calcext:value-type="float">
            <text:p><text:s/>4,835,1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3841" calcext:value-type="float">
            <text:p><text:s/>1,703,8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72013" calcext:value-type="float">
            <text:p><text:s/>72,013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039404.7137205" calcext:value-type="float">
            <text:p><text:s/>34,039,405 <text:s/></text:p>
          </table:table-cell>
          <table:table-cell table:style-name="ce42" office:value-type="float" office:value="26516534" calcext:value-type="float">
            <text:p><text:s/>26,516,5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1883.80408778" calcext:value-type="float">
            <text:p><text:s/>1,251,88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5527.090805716" calcext:value-type="float">
            <text:p><text:s/>925,5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08674.26666667" calcext:value-type="float">
            <text:p><text:s/>2,208,6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1909.333333333" calcext:value-type="float">
            <text:p><text:s/>881,9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166262.177706024" calcext:value-type="float">
            <text:p><text:s/>-166,262 <text:s/></text:p>
          </table:table-cell>
          <table:table-cell table:style-name="ce42" office:value-type="float" office:value="547334" calcext:value-type="float">
            <text:p><text:s/>547,3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763.8015977777" calcext:value-type="float">
            <text:p><text:s/>82,76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0261569.2006208" calcext:value-type="float">
            <text:p><text:s/>30,261,569 <text:s/></text:p>
          </table:table-cell>
          <table:table-cell table:style-name="ce43" office:value-type="float" office:value="26041213" calcext:value-type="float">
            <text:p><text:s/>26,041,213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69120.00249" calcext:value-type="float">
            <text:p><text:s/>1,169,12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96066.79709368" calcext:value-type="float">
            <text:p><text:s/>2,196,0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129.92188" calcext:value-type="float">
            <text:p><text:s/>13,13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07336" calcext:value-type="float">
            <text:p><text:s/>0 <text:s/></text:p>
          </table:table-cell>
          <table:table-cell table:style-name="ce43" office:value-type="float" office:value="0.00000000000263" calcext:value-type="float">
            <text:p><text:s/>0 <text:s/></text:p>
          </table:table-cell>
          <table:table-cell table:style-name="ce43" office:value-type="float" office:value="-0.00000000000009" calcext:value-type="float">
            <text:p><text:s/>-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1850" calcext:value-type="float">
            <text:p><text:s/>101,850 <text:s/></text:p>
          </table:table-cell>
          <table:table-cell table:style-name="ce42" office:value-type="float" office:value="231391.463333333" calcext:value-type="float">
            <text:p><text:s/>231,391 <text:s/></text:p>
          </table:table-cell>
          <table:table-cell table:style-name="ce42" office:value-type="float" office:value="42442.9133333333" calcext:value-type="float">
            <text:p><text:s/>42,443 <text:s/></text:p>
          </table:table-cell>
          <table:table-cell table:style-name="ce42" office:value-type="float" office:value="31426585.4837086" calcext:value-type="float">
            <text:p><text:s/>31,426,585 <text:s/></text:p>
          </table:table-cell>
          <table:table-cell table:style-name="ce42" office:value-type="float" office:value="26041213" calcext:value-type="float">
            <text:p><text:s/>26,041,2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041213" calcext:value-type="float">
            <text:p><text:s/>26,041,2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63346.97777778" calcext:value-type="float">
            <text:p><text:s/>5,063,3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01850" calcext:value-type="float">
            <text:p><text:s/>101,850 <text:s/></text:p>
          </table:table-cell>
          <table:table-cell table:style-name="ce43" office:value-type="float" office:value="231391.463333333" calcext:value-type="float">
            <text:p><text:s/>231,391 <text:s/></text:p>
          </table:table-cell>
          <table:table-cell table:style-name="ce43" office:value-type="float" office:value="42442.9133333333" calcext:value-type="float">
            <text:p><text:s/>42,443 <text:s/></text:p>
          </table:table-cell>
          <table:table-cell table:style-name="ce43" office:value-type="float" office:value="322025.505930806" calcext:value-type="float">
            <text:p><text:s/>322,02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06086.6" calcext:value-type="float">
            <text:p><text:s/>606,087 <text:s/></text:p>
          </table:table-cell>
          <table:table-cell table:style-name="ce42" office:value-type="float" office:value="741588.570333333" calcext:value-type="float">
            <text:p><text:s/>741,589 <text:s/></text:p>
          </table:table-cell>
          <table:table-cell table:style-name="ce42" office:value-type="float" office:value="102859.999666667" calcext:value-type="float">
            <text:p><text:s/>102,860 <text:s/></text:p>
          </table:table-cell>
          <table:table-cell table:style-name="ce42" office:value-type="float" office:value="28219597.2708481" calcext:value-type="float">
            <text:p><text:s/>28,219,5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0206" calcext:value-type="float">
            <text:p><text:s/>910,206 <text:s/></text:p>
          </table:table-cell>
          <table:table-cell table:style-name="ce42" office:value-type="float" office:value="678949.419092222" calcext:value-type="float">
            <text:p><text:s/>678,9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06086.6" calcext:value-type="float">
            <text:p><text:s/>606,087 <text:s/></text:p>
          </table:table-cell>
          <table:table-cell table:style-name="ce42" office:value-type="float" office:value="741588.570333333" calcext:value-type="float">
            <text:p><text:s/>741,589 <text:s/></text:p>
          </table:table-cell>
          <table:table-cell table:style-name="ce42" office:value-type="float" office:value="102859.999666667" calcext:value-type="float">
            <text:p><text:s/>102,860 <text:s/></text:p>
          </table:table-cell>
          <table:table-cell table:style-name="ce42" office:value-type="float" office:value="27620919.5768676" calcext:value-type="float">
            <text:p><text:s/>27,620,9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0206" calcext:value-type="float">
            <text:p><text:s/>910,206 <text:s/></text:p>
          </table:table-cell>
          <table:table-cell table:style-name="ce42" office:value-type="float" office:value="545664.528667333" calcext:value-type="float">
            <text:p><text:s/>545,66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98677.693980445" calcext:value-type="float">
            <text:p><text:s/>598,67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33284.890424889" calcext:value-type="float">
            <text:p><text:s/>133,2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49932.066666667" calcext:value-type="float">
            <text:p><text:s/>149,932 <text:s/></text:p>
          </table:table-cell>
          <table:table-cell table:style-name="ce42" office:value-type="float" office:value="384061.776" calcext:value-type="float">
            <text:p><text:s/>384,062 <text:s/></text:p>
          </table:table-cell>
          <table:table-cell table:style-name="ce42" office:value-type="float" office:value="32767.7233333333" calcext:value-type="float">
            <text:p><text:s/>32,768 <text:s/></text:p>
          </table:table-cell>
          <table:table-cell table:style-name="ce42" office:value-type="float" office:value="1362790.51422334" calcext:value-type="float">
            <text:p><text:s/>1,362,7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0206" calcext:value-type="float">
            <text:p><text:s/>910,206 <text:s/></text:p>
          </table:table-cell>
          <table:table-cell table:style-name="ce42" office:value-type="float" office:value="6854.63029555556" calcext:value-type="float">
            <text:p><text:s/>6,85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3.488888888889" calcext:value-type="float">
            <text:p><text:s/>2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74372.6666666667" calcext:value-type="float">
            <text:p><text:s/>74,373 <text:s/></text:p>
          </table:table-cell>
          <table:table-cell table:style-name="ce42" office:value-type="float" office:value="167394.894333333" calcext:value-type="float">
            <text:p><text:s/>167,395 <text:s/></text:p>
          </table:table-cell>
          <table:table-cell table:style-name="ce42" office:value-type="float" office:value="32767.7233333333" calcext:value-type="float">
            <text:p><text:s/>32,768 <text:s/></text:p>
          </table:table-cell>
          <table:table-cell table:style-name="ce42" office:value-type="float" office:value="10529.2" calcext:value-type="float">
            <text:p><text:s/>10,5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75559.4" calcext:value-type="float">
            <text:p><text:s/>75,559 <text:s/></text:p>
          </table:table-cell>
          <table:table-cell table:style-name="ce42" office:value-type="float" office:value="216666.881666667" calcext:value-type="float">
            <text:p><text:s/>216,6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36.88888888889" calcext:value-type="float">
            <text:p><text:s/>2,3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48608.2697789" calcext:value-type="float">
            <text:p><text:s/>1,348,6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0206" calcext:value-type="float">
            <text:p><text:s/>910,206 <text:s/></text:p>
          </table:table-cell>
          <table:table-cell table:style-name="ce42" office:value-type="float" office:value="6854.63029555556" calcext:value-type="float">
            <text:p><text:s/>6,85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0.6" calcext:value-type="float">
            <text:p><text:s/>9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2.0666666666667" calcext:value-type="float">
            <text:p><text:s/>9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571.26666666667" calcext:value-type="float">
            <text:p><text:s/>1,571 <text:s/></text:p>
          </table:table-cell>
          <table:table-cell table:style-name="ce44" office:value-type="float" office:value="10575.4016666667" calcext:value-type="float">
            <text:p><text:s/>10,575 <text:s/></text:p>
          </table:table-cell>
          <table:table-cell table:style-name="ce44" office:value-type="float" office:value="2098.05633333333" calcext:value-type="float">
            <text:p><text:s/>2,09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52733.266666667" calcext:value-type="float">
            <text:p><text:s/>352,733 <text:s/></text:p>
          </table:table-cell>
          <table:table-cell table:style-name="ce44" office:value-type="float" office:value="115559.929333333" calcext:value-type="float">
            <text:p><text:s/>115,560 <text:s/></text:p>
          </table:table-cell>
          <table:table-cell table:style-name="ce44" office:value-type="float" office:value="25551.3066666667" calcext:value-type="float">
            <text:p><text:s/>25,551 <text:s/></text:p>
          </table:table-cell>
          <table:table-cell table:style-name="ce44" office:value-type="float" office:value="23495723.6764433" calcext:value-type="float">
            <text:p><text:s/>23,495,72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828084.86940667" calcext:value-type="float">
            <text:p><text:s/>1,828,08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52733.266666667" calcext:value-type="float">
            <text:p><text:s/>352,733 <text:s/></text:p>
          </table:table-cell>
          <table:table-cell table:style-name="ce44" office:value-type="float" office:value="115559.929333333" calcext:value-type="float">
            <text:p><text:s/>115,560 <text:s/></text:p>
          </table:table-cell>
          <table:table-cell table:style-name="ce44" office:value-type="float" office:value="25551.3066666667" calcext:value-type="float">
            <text:p><text:s/>25,551 <text:s/></text:p>
          </table:table-cell>
          <table:table-cell table:style-name="ce44" office:value-type="float" office:value="18405197.268437" calcext:value-type="float">
            <text:p><text:s/>18,405,19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828084.86940667" calcext:value-type="float">
            <text:p><text:s/>1,828,0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52733.266666667" calcext:value-type="float">
            <text:p><text:s/>352,733 <text:s/></text:p>
          </table:table-cell>
          <table:table-cell table:style-name="ce42" office:value-type="float" office:value="115559.929333333" calcext:value-type="float">
            <text:p><text:s/>115,560 <text:s/></text:p>
          </table:table-cell>
          <table:table-cell table:style-name="ce42" office:value-type="float" office:value="25551.3066666667" calcext:value-type="float">
            <text:p><text:s/>25,551 <text:s/></text:p>
          </table:table-cell>
          <table:table-cell table:style-name="ce42" office:value-type="float" office:value="6132832.17103141" calcext:value-type="float">
            <text:p><text:s/>6,132,8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8843.983112222" calcext:value-type="float">
            <text:p><text:s/>448,8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413.6139711111" calcext:value-type="float">
            <text:p><text:s/>35,4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8.10286" calcext:value-type="float">
            <text:p><text:s/>3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7853.666318217" calcext:value-type="float">
            <text:p><text:s/>497,8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22.62156" calcext:value-type="float">
            <text:p><text:s/>2,3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5411.2491217" calcext:value-type="float">
            <text:p><text:s/>1,055,4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1.870675555556" calcext:value-type="float">
            <text:p><text:s/>4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853.6666666667" calcext:value-type="float">
            <text:p><text:s/>29,8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90.60776777778" calcext:value-type="float">
            <text:p><text:s/>9,7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8.318878888889" calcext:value-type="float">
            <text:p><text:s/>2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9994.367887623" calcext:value-type="float">
            <text:p><text:s/>479,9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17.15205777778" calcext:value-type="float">
            <text:p><text:s/>2,0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27.11780444444" calcext:value-type="float">
            <text:p><text:s/>8,0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508.98447111111" calcext:value-type="float">
            <text:p><text:s/>5,5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5745.9103128" calcext:value-type="float">
            <text:p><text:s/>1,235,7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36.83464555556" calcext:value-type="float">
            <text:p><text:s/>1,9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5163.61571274" calcext:value-type="float">
            <text:p><text:s/>1,215,1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36.83464555556" calcext:value-type="float">
            <text:p><text:s/>1,9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90294.81576796" calcext:value-type="float">
            <text:p>( 1,190,29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936.83464555556" calcext:value-type="float">
            <text:p>( 1,93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4868.7999447796" calcext:value-type="float">
            <text:p>( 24,86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582.2946159942" calcext:value-type="float">
            <text:p><text:s/>20,5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0.00001592622449" calcext:value-type="float">
            <text:p><text:s/>-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982.384601111" calcext:value-type="float">
            <text:p><text:s/>135,9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27.51793444444" calcext:value-type="float">
            <text:p><text:s/>3,7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771.100993333" calcext:value-type="float">
            <text:p><text:s/>119,7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682.85654888889" calcext:value-type="float">
            <text:p><text:s/>9,68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69897.462858844" calcext:value-type="float">
            <text:p><text:s/>269,89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8442.7211966667" calcext:value-type="float">
            <text:p><text:s/>18,4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6469.620976667" calcext:value-type="float">
            <text:p><text:s/>726,4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252.9654211111" calcext:value-type="float">
            <text:p><text:s/>84,2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088.21212" calcext:value-type="float">
            <text:p><text:s/>152,0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93.58989777778" calcext:value-type="float">
            <text:p><text:s/>6,0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4381.408856667" calcext:value-type="float">
            <text:p><text:s/>574,3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8159.3755233333" calcext:value-type="float">
            <text:p><text:s/>78,1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1439.8966444445" calcext:value-type="float">
            <text:p>( 51,44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9987.1855333333" calcext:value-type="float">
            <text:p>( 19,987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92035.755433333" calcext:value-type="float">
            <text:p>( 292,036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3153.6221" calcext:value-type="float">
            <text:p>( 13,15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52733.266666667" calcext:value-type="float">
            <text:p><text:s/>352,733 <text:s/></text:p>
          </table:table-cell>
          <table:table-cell table:style-name="ce42" office:value-type="float" office:value="115559.929333333" calcext:value-type="float">
            <text:p><text:s/>115,560 <text:s/></text:p>
          </table:table-cell>
          <table:table-cell table:style-name="ce42" office:value-type="float" office:value="25551.3066666667" calcext:value-type="float">
            <text:p><text:s/>25,551 <text:s/></text:p>
          </table:table-cell>
          <table:table-cell table:style-name="ce42" office:value-type="float" office:value="851978.66841" calcext:value-type="float">
            <text:p><text:s/>851,9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266.1035211111" calcext:value-type="float">
            <text:p><text:s/>45,2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52733.266666667" calcext:value-type="float">
            <text:p><text:s/>352,733 <text:s/></text:p>
          </table:table-cell>
          <table:table-cell table:style-name="ce42" office:value-type="float" office:value="115559.929333333" calcext:value-type="float">
            <text:p><text:s/>115,560 <text:s/></text:p>
          </table:table-cell>
          <table:table-cell table:style-name="ce42" office:value-type="float" office:value="25551.3066666667" calcext:value-type="float">
            <text:p><text:s/>25,551 <text:s/></text:p>
          </table:table-cell>
          <table:table-cell table:style-name="ce42" office:value-type="float" office:value="782188.33306" calcext:value-type="float">
            <text:p><text:s/>782,1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465.45706" calcext:value-type="float">
            <text:p><text:s/>38,4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790.33535" calcext:value-type="float">
            <text:p><text:s/>69,7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00.64646111111" calcext:value-type="float">
            <text:p><text:s/>6,8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47.333333333333" calcext:value-type="float">
            <text:p>( 14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753.2419211111" calcext:value-type="float">
            <text:p><text:s/>92,7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296.4641433333" calcext:value-type="float">
            <text:p><text:s/>12,29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7457.5672044444" calcext:value-type="float">
            <text:p><text:s/>17,45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57.9338711111111" calcext:value-type="float">
            <text:p><text:s/>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840.7324577778" calcext:value-type="float">
            <text:p><text:s/>69,8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84.54356888889" calcext:value-type="float">
            <text:p><text:s/>8,2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548.0815755556" calcext:value-type="float">
            <text:p><text:s/>67,5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00.07046444444" calcext:value-type="float">
            <text:p><text:s/>4,0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0733.121293333" calcext:value-type="float">
            <text:p><text:s/>280,7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0068.921293333" calcext:value-type="float">
            <text:p><text:s/>250,0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.466666666667" calcext:value-type="float">
            <text:p><text:s/>1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8141.522222222" calcext:value-type="float">
            <text:p><text:s/>148,1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65205.03333333" calcext:value-type="float">
            <text:p><text:s/>8,965,2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6784.277777778" calcext:value-type="float">
            <text:p><text:s/>136,7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89590.93333333" calcext:value-type="float">
            <text:p><text:s/>8,489,5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510.7555555556" calcext:value-type="float">
            <text:p><text:s/>49,5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9319.066666667" calcext:value-type="float">
            <text:p><text:s/>289,3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0693.688888889" calcext:value-type="float">
            <text:p><text:s/>950,6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18.73333333333" calcext:value-type="float">
            <text:p><text:s/>2,3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48374.955555556" calcext:value-type="float">
            <text:p><text:s/>948,37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7225.488888889" calcext:value-type="float">
            <text:p><text:s/>977,2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558.922222222" calcext:value-type="float">
            <text:p><text:s/>144,5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70.7" calcext:value-type="float">
            <text:p><text:s/>8,8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92.17777777778" calcext:value-type="float">
            <text:p><text:s/>8,8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51.47777777778" calcext:value-type="float">
            <text:p><text:s/>3,1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13.4" calcext:value-type="float">
            <text:p><text:s/>4,3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7506.311111111" calcext:value-type="float">
            <text:p><text:s/>677,5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9932.5" calcext:value-type="float">
            <text:p><text:s/>129,93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79240.88629444" calcext:value-type="float">
            <text:p><text:s/>1,379,24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79240.88629444" calcext:value-type="float">
            <text:p><text:s/>1,379,2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90526.40800631" calcext:value-type="float">
            <text:p><text:s/>5,090,5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90526.40800631" calcext:value-type="float">
            <text:p><text:s/>5,090,5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402310.82" calcext:value-type="float">
            <text:p>( 2,402,31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374960.759571" calcext:value-type="float">
            <text:p><text:s/>22,374,9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621400.677" calcext:value-type="float">
            <text:p><text:s/>20,621,4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3560.082571" calcext:value-type="float">
            <text:p><text:s/>1,753,5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14303.46666667" calcext:value-type="float">
            <text:p><text:s/>2,614,303 <text:s/></text:p>
          </table:table-cell>
          <table:table-cell table:style-name="ce42" office:value-type="float" office:value="1203679.53333333" calcext:value-type="float">
            <text:p><text:s/>1,203,6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1093.455839301" calcext:value-type="float">
            <text:p><text:s/>151,0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6.666666666667" calcext:value-type="float">
            <text:p><text:s/>18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80.444444444444" calcext:value-type="float">
            <text:p><text:s/>180 <text:s/></text:p>
          </table:table-cell>
          <table:table-cell table:style-name="ce42" office:value-type="float" office:value="881728.888888889" calcext:value-type="float">
            <text:p><text:s/>881,7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433.604160699" calcext:value-type="float">
            <text:p><text:s/>160,434 <text:s/></text:p>
          </table:table-cell>
          <table:table-cell table:style-name="ce42" office:value-type="float" office:value="-282187.533333333" calcext:value-type="float">
            <text:p><text:s/>-282,188 <text:s/></text:p>
          </table:table-cell>
          <table:table-cell table:style-name="ce42" office:value-type="float" office:value="64299.0383253563" calcext:value-type="float">
            <text:p><text:s/>64,299 <text:s/></text:p>
          </table:table-cell>
          <table:table-cell table:style-name="ce42" office:value-type="float" office:value="-561.666666666667" calcext:value-type="float">
            <text:p><text:s/>-562 <text:s/></text:p>
          </table:table-cell>
          <table:table-cell table:style-name="ce42" office:value-type="float" office:value="-84466.535525498" calcext:value-type="float">
            <text:p><text:s/>-84,467 <text:s/></text:p>
          </table:table-cell>
          <table:table-cell table:style-name="ce42" office:value-type="float" office:value="61961.646636609" calcext:value-type="float">
            <text:p><text:s/>61,962 <text:s/></text:p>
          </table:table-cell>
          <table:table-cell table:style-name="ce42" office:value-type="float" office:value="139667.277777778" calcext:value-type="float">
            <text:p><text:s/>139,66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11527.06" calcext:value-type="float">
            <text:p><text:s/>-311,527 <text:s/></text:p>
          </table:table-cell>
          <table:table-cell table:style-name="ce43" office:value-type="float" office:value="2896491" calcext:value-type="float">
            <text:p><text:s/>2,896,491 <text:s/></text:p>
          </table:table-cell>
          <table:table-cell table:style-name="ce43" office:value-type="float" office:value="1139380.49500798" calcext:value-type="float">
            <text:p><text:s/>1,139,380 <text:s/></text:p>
          </table:table-cell>
          <table:table-cell table:style-name="ce43" office:value-type="float" office:value="561.666666666667" calcext:value-type="float">
            <text:p><text:s/>562 <text:s/></text:p>
          </table:table-cell>
          <table:table-cell table:style-name="ce43" office:value-type="float" office:value="84286.0910810535" calcext:value-type="float">
            <text:p><text:s/>84,286 <text:s/></text:p>
          </table:table-cell>
          <table:table-cell table:style-name="ce43" office:value-type="float" office:value="-943877.202192165" calcext:value-type="float">
            <text:p><text:s/>-943,877 <text:s/></text:p>
          </table:table-cell>
          <table:table-cell table:style-name="ce43" office:value-type="float" office:value="-139667.277777778" calcext:value-type="float">
            <text:p><text:s/>-139,6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393.2666666667" calcext:value-type="float">
            <text:p><text:s/>31,393 <text:s/></text:p>
          </table:table-cell>
          <table:table-cell table:style-name="ce42" office:value-type="float" office:value="61360.8666666667" calcext:value-type="float">
            <text:p><text:s/>61,361 <text:s/></text:p>
          </table:table-cell>
          <table:table-cell table:style-name="ce42" office:value-type="float" office:value="32532.7616746437" calcext:value-type="float">
            <text:p><text:s/>32,533 <text:s/></text:p>
          </table:table-cell>
          <table:table-cell table:style-name="ce42" office:value-type="float" office:value="2906.66666666667" calcext:value-type="float">
            <text:p><text:s/>2,907 <text:s/></text:p>
          </table:table-cell>
          <table:table-cell table:style-name="ce42" office:value-type="float" office:value="634.603827234374" calcext:value-type="float">
            <text:p><text:s/>635 <text:s/></text:p>
          </table:table-cell>
          <table:table-cell table:style-name="ce42" office:value-type="float" office:value="5505.84061721007" calcext:value-type="float">
            <text:p><text:s/>5,506 <text:s/></text:p>
          </table:table-cell>
          <table:table-cell table:style-name="ce42" office:value-type="float" office:value="159327.777777778" calcext:value-type="float">
            <text:p><text:s/>159,32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45498.08" calcext:value-type="float">
            <text:p><text:s/>2,745,498 <text:s/></text:p>
          </table:table-cell>
          <table:table-cell table:style-name="ce42" office:value-type="float" office:value="2822546.13333333" calcext:value-type="float">
            <text:p><text:s/>2,822,546 <text:s/></text:p>
          </table:table-cell>
          <table:table-cell table:style-name="ce42" office:value-type="float" office:value="1173723.2" calcext:value-type="float">
            <text:p><text:s/>1,173,723 <text:s/></text:p>
          </table:table-cell>
          <table:table-cell table:style-name="ce42" office:value-type="float" office:value="12298.3333333333" calcext:value-type="float">
            <text:p><text:s/>12,298 <text:s/></text:p>
          </table:table-cell>
          <table:table-cell table:style-name="ce42" office:value-type="float" office:value="168786.734968403" calcext:value-type="float">
            <text:p><text:s/>168,787 <text:s/></text:p>
          </table:table-cell>
          <table:table-cell table:style-name="ce42" office:value-type="float" office:value="1085514.59836493" calcext:value-type="float">
            <text:p><text:s/>1,085,515 <text:s/></text:p>
          </table:table-cell>
          <table:table-cell table:style-name="ce42" office:value-type="float" office:value="330502.666666667" calcext:value-type="float">
            <text:p><text:s/>330,5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45498.08" calcext:value-type="float">
            <text:p><text:s/>2,745,498 <text:s/></text:p>
          </table:table-cell>
          <table:table-cell table:style-name="ce42" office:value-type="float" office:value="2498319.65155556" calcext:value-type="float">
            <text:p><text:s/>2,498,320 <text:s/></text:p>
          </table:table-cell>
          <table:table-cell table:style-name="ce42" office:value-type="float" office:value="1022449.83026716" calcext:value-type="float">
            <text:p><text:s/>1,022,450 <text:s/></text:p>
          </table:table-cell>
          <table:table-cell table:style-name="ce42" office:value-type="float" office:value="12298.3333333333" calcext:value-type="float">
            <text:p><text:s/>12,298 <text:s/></text:p>
          </table:table-cell>
          <table:table-cell table:style-name="ce42" office:value-type="float" office:value="168786.734968403" calcext:value-type="float">
            <text:p><text:s/>168,787 <text:s/></text:p>
          </table:table-cell>
          <table:table-cell table:style-name="ce42" office:value-type="float" office:value="1085514.59836493" calcext:value-type="float">
            <text:p><text:s/>1,085,515 <text:s/></text:p>
          </table:table-cell>
          <table:table-cell table:style-name="ce42" office:value-type="float" office:value="330502.666666667" calcext:value-type="float">
            <text:p><text:s/>330,50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24226.481777778" calcext:value-type="float">
            <text:p><text:s/>324,226 <text:s/></text:p>
          </table:table-cell>
          <table:table-cell table:style-name="ce43" office:value-type="float" office:value="151273.369732836" calcext:value-type="float">
            <text:p><text:s/>151,27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.6" calcext:value-type="float">
            <text:p><text:s/>120 <text:s/></text:p>
          </table:table-cell>
          <table:table-cell table:style-name="ce42" office:value-type="float" office:value="3370.46666666667" calcext:value-type="float">
            <text:p><text:s/>3,370 <text:s/></text:p>
          </table:table-cell>
          <table:table-cell table:style-name="ce42" office:value-type="float" office:value="1265.33333333333" calcext:value-type="float">
            <text:p><text:s/>1,265 <text:s/></text:p>
          </table:table-cell>
          <table:table-cell table:style-name="ce42" office:value-type="float" office:value="5" calcext:value-type="float">
            <text:p><text:s/>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.1111111111111" calcext:value-type="float">
            <text:p><text:s/>47 <text:s/></text:p>
          </table:table-cell>
          <table:table-cell table:style-name="ce42" office:value-type="float" office:value="15.1111111111111" calcext:value-type="float">
            <text:p><text:s/>1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93333333333333" calcext:value-type="float">
            <text:p><text:s/>7 <text:s/></text:p>
          </table:table-cell>
          <table:table-cell table:style-name="ce42" office:value-type="float" office:value="1.73333333333333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.6" calcext:value-type="float">
            <text:p><text:s/>120 <text:s/></text:p>
          </table:table-cell>
          <table:table-cell table:style-name="ce42" office:value-type="float" office:value="2312.26666666667" calcext:value-type="float">
            <text:p><text:s/>2,312 <text:s/></text:p>
          </table:table-cell>
          <table:table-cell table:style-name="ce42" office:value-type="float" office:value="1040" calcext:value-type="float">
            <text:p><text:s/>1,040 <text:s/></text:p>
          </table:table-cell>
          <table:table-cell table:style-name="ce42" office:value-type="float" office:value="5" calcext:value-type="float">
            <text:p><text:s/>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.1111111111111" calcext:value-type="float">
            <text:p><text:s/>47 <text:s/></text:p>
          </table:table-cell>
          <table:table-cell table:style-name="ce42" office:value-type="float" office:value="15.1111111111111" calcext:value-type="float">
            <text:p><text:s/>1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0.6" calcext:value-type="float">
            <text:p><text:s/>991 <text:s/></text:p>
          </table:table-cell>
          <table:table-cell table:style-name="ce42" office:value-type="float" office:value="217.533333333333" calcext:value-type="float">
            <text:p><text:s/>2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9.8" calcext:value-type="float">
            <text:p><text:s/>60 <text:s/></text:p>
          </table:table-cell>
          <table:table-cell table:style-name="ce43" office:value-type="float" office:value="6.06666666666667" calcext:value-type="float">
            <text:p><text:s/>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02458.15333333" calcext:value-type="float">
            <text:p><text:s/>2,402,458 <text:s/></text:p>
          </table:table-cell>
          <table:table-cell table:style-name="ce44" office:value-type="float" office:value="5654305.8" calcext:value-type="float">
            <text:p><text:s/>5,654,306 <text:s/></text:p>
          </table:table-cell>
          <table:table-cell table:style-name="ce44" office:value-type="float" office:value="2279305.6" calcext:value-type="float">
            <text:p><text:s/>2,279,306 <text:s/></text:p>
          </table:table-cell>
          <table:table-cell table:style-name="ce44" office:value-type="float" office:value="9948.33333333333" calcext:value-type="float">
            <text:p><text:s/>9,948 <text:s/></text:p>
          </table:table-cell>
          <table:table-cell table:style-name="ce44" office:value-type="float" office:value="252438.222222222" calcext:value-type="float">
            <text:p><text:s/>252,438 <text:s/></text:p>
          </table:table-cell>
          <table:table-cell table:style-name="ce44" office:value-type="float" office:value="136084.444444444" calcext:value-type="float">
            <text:p><text:s/>136,084 <text:s/></text:p>
          </table:table-cell>
          <table:table-cell table:style-name="ce44" office:value-type="float" office:value="31492.5" calcext:value-type="float">
            <text:p><text:s/>31,49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47.333333333333" calcext:value-type="float">
            <text:p><text:s/>147 <text:s/></text:p>
          </table:table-cell>
          <table:table-cell table:style-name="ce44" office:value-type="float" office:value="5654305.8" calcext:value-type="float">
            <text:p><text:s/>5,654,306 <text:s/></text:p>
          </table:table-cell>
          <table:table-cell table:style-name="ce44" office:value-type="float" office:value="2279305.6" calcext:value-type="float">
            <text:p><text:s/>2,279,306 <text:s/></text:p>
          </table:table-cell>
          <table:table-cell table:style-name="ce44" office:value-type="float" office:value="9948.33333333333" calcext:value-type="float">
            <text:p><text:s/>9,948 <text:s/></text:p>
          </table:table-cell>
          <table:table-cell table:style-name="ce44" office:value-type="float" office:value="252438.222222222" calcext:value-type="float">
            <text:p><text:s/>252,438 <text:s/></text:p>
          </table:table-cell>
          <table:table-cell table:style-name="ce44" office:value-type="float" office:value="136084.444444444" calcext:value-type="float">
            <text:p><text:s/>136,084 <text:s/></text:p>
          </table:table-cell>
          <table:table-cell table:style-name="ce44" office:value-type="float" office:value="31492.5" calcext:value-type="float">
            <text:p><text:s/>31,4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7.333333333333" calcext:value-type="float">
            <text:p><text:s/>147 <text:s/></text:p>
          </table:table-cell>
          <table:table-cell table:style-name="ce42" office:value-type="float" office:value="11509.3333333333" calcext:value-type="float">
            <text:p><text:s/>11,509 <text:s/></text:p>
          </table:table-cell>
          <table:table-cell table:style-name="ce42" office:value-type="float" office:value="5707" calcext:value-type="float">
            <text:p><text:s/>5,7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02.33333333333" calcext:value-type="float">
            <text:p><text:s/>5,5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.2" calcext:value-type="float">
            <text:p><text:s/>31 <text:s/></text:p>
          </table:table-cell>
          <table:table-cell table:style-name="ce42" office:value-type="float" office:value="9.53333333333333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5.4" calcext:value-type="float">
            <text:p><text:s/>985 <text:s/></text:p>
          </table:table-cell>
          <table:table-cell table:style-name="ce42" office:value-type="float" office:value="88.4" calcext:value-type="float">
            <text:p><text:s/>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3.055555555556" calcext:value-type="float">
            <text:p><text:s/>7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4.4" calcext:value-type="float">
            <text:p><text:s/>244 <text:s/></text:p>
          </table:table-cell>
          <table:table-cell table:style-name="ce42" office:value-type="float" office:value="37.2666666666667" calcext:value-type="float">
            <text:p><text:s/>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.8666666666667" calcext:value-type="float">
            <text:p><text:s/>40 <text:s/></text:p>
          </table:table-cell>
          <table:table-cell table:style-name="ce42" office:value-type="float" office:value="8.66666666666667" calcext:value-type="float">
            <text:p><text:s/>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.3333333333333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.8" calcext:value-type="float">
            <text:p><text:s/>60 <text:s/></text:p>
          </table:table-cell>
          <table:table-cell table:style-name="ce42" office:value-type="float" office:value="9.53333333333333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9.466666666667" calcext:value-type="float">
            <text:p><text:s/>419 <text:s/></text:p>
          </table:table-cell>
          <table:table-cell table:style-name="ce42" office:value-type="float" office:value="32.0666666666667" calcext:value-type="float">
            <text:p><text:s/>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.222222222222" calcext:value-type="float">
            <text:p><text:s/>1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.7333333333333" calcext:value-type="float">
            <text:p><text:s/>28 <text:s/></text:p>
          </table:table-cell>
          <table:table-cell table:style-name="ce42" office:value-type="float" office:value="5.2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4.066666666667" calcext:value-type="float">
            <text:p><text:s/>214 <text:s/></text:p>
          </table:table-cell>
          <table:table-cell table:style-name="ce42" office:value-type="float" office:value="33.8" calcext:value-type="float">
            <text:p><text:s/>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.0555555555556" calcext:value-type="float">
            <text:p><text:s/>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4.066666666667" calcext:value-type="float">
            <text:p><text:s/>214 <text:s/></text:p>
          </table:table-cell>
          <table:table-cell table:style-name="ce42" office:value-type="float" office:value="33.8" calcext:value-type="float">
            <text:p><text:s/>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.0555555555556" calcext:value-type="float">
            <text:p><text:s/>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14.066666666667" calcext:value-type="float">
            <text:p>( 214 <text:s/>)</text:p>
          </table:table-cell>
          <table:table-cell table:style-name="ce45" office:value-type="float" office:value="33.8" calcext:value-type="float">
            <text:p>( 34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0.0555555555556" calcext:value-type="float">
            <text:p>( 5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7.333333333333" calcext:value-type="float">
            <text:p><text:s/>277 <text:s/></text:p>
          </table:table-cell>
          <table:table-cell table:style-name="ce42" office:value-type="float" office:value="23.4" calcext:value-type="float">
            <text:p><text:s/>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.44444444444444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.6" calcext:value-type="float">
            <text:p><text:s/>81 <text:s/></text:p>
          </table:table-cell>
          <table:table-cell table:style-name="ce42" office:value-type="float" office:value="9.53333333333333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95.533333333333" calcext:value-type="float">
            <text:p><text:s/>296 <text:s/></text:p>
          </table:table-cell>
          <table:table-cell table:style-name="ce46" office:value-type="float" office:value="43.3333333333333" calcext:value-type="float">
            <text:p><text:s/>43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7.533333333333" calcext:value-type="float">
            <text:p><text:s/>218 <text:s/></text:p>
          </table:table-cell>
          <table:table-cell table:style-name="ce42" office:value-type="float" office:value="19.0666666666667" calcext:value-type="float">
            <text:p><text:s/>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.3888888888889" calcext:value-type="float">
            <text:p><text:s/>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.733333333333" calcext:value-type="float">
            <text:p><text:s/>145 <text:s/></text:p>
          </table:table-cell>
          <table:table-cell table:style-name="ce42" office:value-type="float" office:value="5.2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.8" calcext:value-type="float">
            <text:p><text:s/>73 <text:s/></text:p>
          </table:table-cell>
          <table:table-cell table:style-name="ce42" office:value-type="float" office:value="13.8666666666667" calcext:value-type="float">
            <text:p><text:s/>1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.3888888888889" calcext:value-type="float">
            <text:p><text:s/>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.4" calcext:value-type="float">
            <text:p>( 10 <text:s/>)</text:p>
          </table:table-cell>
          <table:table-cell table:style-name="ce45" office:value-type="float" office:value="1.73333333333333" calcext:value-type="float">
            <text:p>( 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8.66666666666667" calcext:value-type="float">
            <text:p>( 9 <text:s/>)</text:p>
          </table:table-cell>
          <table:table-cell table:style-name="ce47" office:value-type="float" office:value="1.73333333333333" calcext:value-type="float">
            <text:p>( 2 <text:s/>)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7.7777777777778" calcext:value-type="float">
            <text:p>( 3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7.333333333333" calcext:value-type="float">
            <text:p><text:s/>147 <text:s/></text:p>
          </table:table-cell>
          <table:table-cell table:style-name="ce42" office:value-type="float" office:value="416.866666666667" calcext:value-type="float">
            <text:p><text:s/>417 <text:s/></text:p>
          </table:table-cell>
          <table:table-cell table:style-name="ce42" office:value-type="float" office:value="100.533333333333" calcext:value-type="float">
            <text:p><text:s/>1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13.11111111111" calcext:value-type="float">
            <text:p><text:s/>3,3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6.666666666667" calcext:value-type="float">
            <text:p><text:s/>347 <text:s/></text:p>
          </table:table-cell>
          <table:table-cell table:style-name="ce42" office:value-type="float" office:value="82.3333333333333" calcext:value-type="float">
            <text:p><text:s/>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11.22222222222" calcext:value-type="float">
            <text:p><text:s/>3,3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7.333333333333" calcext:value-type="float">
            <text:p><text:s/>147 <text:s/></text:p>
          </table:table-cell>
          <table:table-cell table:style-name="ce42" office:value-type="float" office:value="70.2" calcext:value-type="float">
            <text:p><text:s/>70 <text:s/></text:p>
          </table:table-cell>
          <table:table-cell table:style-name="ce42" office:value-type="float" office:value="18.2" calcext:value-type="float">
            <text:p><text:s/>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47.333333333333" calcext:value-type="float">
            <text:p>( 14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2.733333333333" calcext:value-type="float">
            <text:p><text:s/>223 <text:s/></text:p>
          </table:table-cell>
          <table:table-cell table:style-name="ce42" office:value-type="float" office:value="39.8666666666667" calcext:value-type="float">
            <text:p><text:s/>4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9.333333333333" calcext:value-type="float">
            <text:p><text:s/>41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70.733333333333" calcext:value-type="float">
            <text:p><text:s/>171 <text:s/></text:p>
          </table:table-cell>
          <table:table-cell table:style-name="ce46" office:value-type="float" office:value="35.5333333333333" calcext:value-type="float">
            <text:p><text:s/>36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2.26666666667" calcext:value-type="float">
            <text:p><text:s/>1,142 <text:s/></text:p>
          </table:table-cell>
          <table:table-cell table:style-name="ce42" office:value-type="float" office:value="130.866666666667" calcext:value-type="float">
            <text:p><text:s/>1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.277777777778" calcext:value-type="float">
            <text:p><text:s/>1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05.6" calcext:value-type="float">
            <text:p><text:s/>5,606 <text:s/></text:p>
          </table:table-cell>
          <table:table-cell table:style-name="ce42" office:value-type="float" office:value="4855.93333333333" calcext:value-type="float">
            <text:p><text:s/>4,8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2.055555555556" calcext:value-type="float">
            <text:p><text:s/>6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.266666666667" calcext:value-type="float">
            <text:p><text:s/>102 <text:s/></text:p>
          </table:table-cell>
          <table:table-cell table:style-name="ce42" office:value-type="float" office:value="15.6" calcext:value-type="float">
            <text:p><text:s/>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.44444444444444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.4" calcext:value-type="float">
            <text:p><text:s/>127 <text:s/></text:p>
          </table:table-cell>
          <table:table-cell table:style-name="ce42" office:value-type="float" office:value="40.7333333333333" calcext:value-type="float">
            <text:p><text:s/>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8.533333333333" calcext:value-type="float">
            <text:p><text:s/>829 <text:s/></text:p>
          </table:table-cell>
          <table:table-cell table:style-name="ce42" office:value-type="float" office:value="168.133333333333" calcext:value-type="float">
            <text:p><text:s/>1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89521.6" calcext:value-type="float">
            <text:p><text:s/>5,589,522 <text:s/></text:p>
          </table:table-cell>
          <table:table-cell table:style-name="ce42" office:value-type="float" office:value="2250893.66666667" calcext:value-type="float">
            <text:p><text:s/>2,250,894 <text:s/></text:p>
          </table:table-cell>
          <table:table-cell table:style-name="ce42" office:value-type="float" office:value="955.833333333333" calcext:value-type="float">
            <text:p><text:s/>956 <text:s/></text:p>
          </table:table-cell>
          <table:table-cell table:style-name="ce42" office:value-type="float" office:value="629.333333333333" calcext:value-type="float">
            <text:p><text:s/>629 <text:s/></text:p>
          </table:table-cell>
          <table:table-cell table:style-name="ce42" office:value-type="float" office:value="135199.111111111" calcext:value-type="float">
            <text:p><text:s/>135,1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5.833333333333" calcext:value-type="float">
            <text:p><text:s/>956 <text:s/></text:p>
          </table:table-cell>
          <table:table-cell table:style-name="ce42" office:value-type="float" office:value="629.333333333333" calcext:value-type="float">
            <text:p><text:s/>629 <text:s/></text:p>
          </table:table-cell>
          <table:table-cell table:style-name="ce42" office:value-type="float" office:value="135199.111111111" calcext:value-type="float">
            <text:p><text:s/>135,1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89521.6" calcext:value-type="float">
            <text:p><text:s/>5,589,522 <text:s/></text:p>
          </table:table-cell>
          <table:table-cell table:style-name="ce42" office:value-type="float" office:value="2250893.66666667" calcext:value-type="float">
            <text:p><text:s/>2,250,8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4.666666666667" calcext:value-type="float">
            <text:p><text:s/>165 <text:s/></text:p>
          </table:table-cell>
          <table:table-cell table:style-name="ce42" office:value-type="float" office:value="27.7333333333333" calcext:value-type="float">
            <text:p><text:s/>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" calcext:value-type="float">
            <text:p><text:s/>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3.8" calcext:value-type="float">
            <text:p><text:s/>164 <text:s/></text:p>
          </table:table-cell>
          <table:table-cell table:style-name="ce42" office:value-type="float" office:value="27.7333333333333" calcext:value-type="float">
            <text:p><text:s/>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" calcext:value-type="float">
            <text:p><text:s/>3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0.866666666666667" calcext:value-type="float">
            <text:p><text:s/>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110.2" calcext:value-type="float">
            <text:p><text:s/>53,110 <text:s/></text:p>
          </table:table-cell>
          <table:table-cell table:style-name="ce42" office:value-type="float" office:value="22677.2" calcext:value-type="float">
            <text:p><text:s/>22,677 <text:s/></text:p>
          </table:table-cell>
          <table:table-cell table:style-name="ce42" office:value-type="float" office:value="8992.5" calcext:value-type="float">
            <text:p><text:s/>8,993 <text:s/></text:p>
          </table:table-cell>
          <table:table-cell table:style-name="ce42" office:value-type="float" office:value="251808.888888889" calcext:value-type="float">
            <text:p><text:s/>251,809 <text:s/></text:p>
          </table:table-cell>
          <table:table-cell table:style-name="ce42" office:value-type="float" office:value="885.333333333333" calcext:value-type="float">
            <text:p><text:s/>885 <text:s/></text:p>
          </table:table-cell>
          <table:table-cell table:style-name="ce42" office:value-type="float" office:value="25956.1666666667" calcext:value-type="float">
            <text:p><text:s/>25,9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1895.2777777778" calcext:value-type="float">
            <text:p><text:s/>11,8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9.5" calcext:value-type="float">
            <text:p><text:s/>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.4666666666667" calcext:value-type="float">
            <text:p><text:s/>29 <text:s/></text:p>
          </table:table-cell>
          <table:table-cell table:style-name="ce42" office:value-type="float" office:value="8.66666666666667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59.86666666667" calcext:value-type="float">
            <text:p><text:s/>1,860 <text:s/></text:p>
          </table:table-cell>
          <table:table-cell table:style-name="ce42" office:value-type="float" office:value="312.866666666667" calcext:value-type="float">
            <text:p><text:s/>3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9.53333333333" calcext:value-type="float">
            <text:p><text:s/>1,180 <text:s/></text:p>
          </table:table-cell>
          <table:table-cell table:style-name="ce42" office:value-type="float" office:value="219.266666666667" calcext:value-type="float">
            <text:p><text:s/>2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962.5333333333" calcext:value-type="float">
            <text:p><text:s/>43,963 <text:s/></text:p>
          </table:table-cell>
          <table:table-cell table:style-name="ce42" office:value-type="float" office:value="21000.2" calcext:value-type="float">
            <text:p><text:s/>21,000 <text:s/></text:p>
          </table:table-cell>
          <table:table-cell table:style-name="ce42" office:value-type="float" office:value="8992.5" calcext:value-type="float">
            <text:p><text:s/>8,993 <text:s/></text:p>
          </table:table-cell>
          <table:table-cell table:style-name="ce42" office:value-type="float" office:value="251808.888888889" calcext:value-type="float">
            <text:p><text:s/>251,809 <text:s/></text:p>
          </table:table-cell>
          <table:table-cell table:style-name="ce42" office:value-type="float" office:value="885.333333333333" calcext:value-type="float">
            <text:p><text:s/>885 <text:s/></text:p>
          </table:table-cell>
          <table:table-cell table:style-name="ce42" office:value-type="float" office:value="10875.2777777778" calcext:value-type="float">
            <text:p><text:s/>10,87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078.8" calcext:value-type="float">
            <text:p><text:s/>6,079 <text:s/></text:p>
          </table:table-cell>
          <table:table-cell table:style-name="ce43" office:value-type="float" office:value="1136.2" calcext:value-type="float">
            <text:p><text:s/>1,136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125.16666666667" calcext:value-type="float">
            <text:p><text:s/>3,125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02310.82" calcext:value-type="float">
            <text:p><text:s/>2,402,3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02310.82" calcext:value-type="float">
            <text:p><text:s/>2,402,3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402310.82" calcext:value-type="float">
            <text:p>( 2,402,31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7319.5555555556" calcext:value-type="float">
            <text:p><text:s/>47,320 <text:s/></text:p>
          </table:table-cell>
          <table:table-cell table:style-name="ce42" office:value-type="float" office:value="2843170.04444444" calcext:value-type="float">
            <text:p><text:s/>2,843,1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4531.2" calcext:value-type="float">
            <text:p><text:s/>204,531 <text:s/></text:p>
          </table:table-cell>
          <table:table-cell table:style-name="ce42" office:value-type="float" office:value="5175.55555555555" calcext:value-type="float">
            <text:p><text:s/>5,176 <text:s/></text:p>
          </table:table-cell>
          <table:table-cell table:style-name="ce42" office:value-type="float" office:value="334390.509632693" calcext:value-type="float">
            <text:p><text:s/>334,3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06.5777777778" calcext:value-type="float">
            <text:p><text:s/>12,807 <text:s/></text:p>
          </table:table-cell>
          <table:table-cell table:style-name="ce42" office:value-type="float" office:value="209290" calcext:value-type="float">
            <text:p><text:s/>209,2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44312.8888888889" calcext:value-type="float">
            <text:p><text:s/>44,313 <text:s/></text:p>
          </table:table-cell>
          <table:table-cell table:style-name="ce42" office:value-type="float" office:value="273650.933333333" calcext:value-type="float">
            <text:p><text:s/>273,6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7630.933333333" calcext:value-type="float">
            <text:p><text:s/>207,631 <text:s/></text:p>
          </table:table-cell>
          <table:table-cell table:style-name="ce42" office:value-type="float" office:value="28306.6666666667" calcext:value-type="float">
            <text:p><text:s/>28,307 <text:s/></text:p>
          </table:table-cell>
          <table:table-cell table:style-name="ce42" office:value-type="float" office:value="15950.37409685" calcext:value-type="float">
            <text:p><text:s/>15,9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762.5777777778" calcext:value-type="float">
            <text:p><text:s/>25,763 <text:s/></text:p>
          </table:table-cell>
          <table:table-cell table:style-name="ce42" office:value-type="float" office:value="178632.594202899" calcext:value-type="float">
            <text:p><text:s/>178,63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25939.733333333" calcext:value-type="float">
            <text:p><text:s/>125,940 <text:s/></text:p>
          </table:table-cell>
          <table:table-cell table:style-name="ce42" office:value-type="float" office:value="2080484.93333333" calcext:value-type="float">
            <text:p><text:s/>2,080,4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49.6" calcext:value-type="float">
            <text:p><text:s/>2,2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42894.4" calcext:value-type="float">
            <text:p><text:s/>-142,894 <text:s/></text:p>
          </table:table-cell>
          <table:table-cell table:style-name="ce42" office:value-type="float" office:value="-487529.230769231" calcext:value-type="float">
            <text:p><text:s/>-487,5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418.8250825083" calcext:value-type="float">
            <text:p><text:s/>45,419 <text:s/></text:p>
          </table:table-cell>
          <table:table-cell table:style-name="ce42" office:value-type="float" office:value="-9587.77777777777" calcext:value-type="float">
            <text:p><text:s/>-9,588 <text:s/></text:p>
          </table:table-cell>
          <table:table-cell table:style-name="ce42" office:value-type="float" office:value="-3128.17777777777" calcext:value-type="float">
            <text:p><text:s/>-3,1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8935.9777777778" calcext:value-type="float">
            <text:p><text:s/>-28,936 <text:s/></text:p>
          </table:table-cell>
          <table:table-cell table:style-name="ce42" office:value-type="float" office:value="-164550.033333333" calcext:value-type="float">
            <text:p><text:s/>-164,55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9961.3333333338" calcext:value-type="float">
            <text:p><text:s/>19,961 <text:s/></text:p>
          </table:table-cell>
          <table:table-cell table:style-name="ce43" office:value-type="float" office:value="976563.408547009" calcext:value-type="float">
            <text:p><text:s/>976,56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50768.1584158416" calcext:value-type="float">
            <text:p><text:s/>-50,768 <text:s/></text:p>
          </table:table-cell>
          <table:table-cell table:style-name="ce43" office:value-type="float" office:value="-13543.3333333333" calcext:value-type="float">
            <text:p><text:s/>-13,543 <text:s/></text:p>
          </table:table-cell>
          <table:table-cell table:style-name="ce43" office:value-type="float" office:value="321568.313313621" calcext:value-type="float">
            <text:p><text:s/>321,56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5979.9777777778" calcext:value-type="float">
            <text:p><text:s/>15,980 <text:s/></text:p>
          </table:table-cell>
          <table:table-cell table:style-name="ce43" office:value-type="float" office:value="195207.439130435" calcext:value-type="float">
            <text:p><text:s/>195,20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27325.244444444" calcext:value-type="float">
            <text:p><text:s/>127,325 <text:s/></text:p>
          </table:table-cell>
          <table:table-cell table:style-name="ce42" office:value-type="float" office:value="1601624.6974359" calcext:value-type="float">
            <text:p><text:s/>1,601,6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62.13333333333" calcext:value-type="float">
            <text:p><text:s/>2,962 <text:s/></text:p>
          </table:table-cell>
          <table:table-cell table:style-name="ce42" office:value-type="float" office:value="17.7777777777778" calcext:value-type="float">
            <text:p><text:s/>18 <text:s/></text:p>
          </table:table-cell>
          <table:table-cell table:style-name="ce42" office:value-type="float" office:value="1271.74444444444" calcext:value-type="float">
            <text:p><text:s/>1,27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606.255555556" calcext:value-type="float">
            <text:p><text:s/>188,60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62035.582848639" calcext:value-type="float">
            <text:p><text:s/>262,036 <text:s/></text:p>
          </table:table-cell>
          <table:table-cell table:style-name="ce42" office:value-type="float" office:value="5123336.90085994" calcext:value-type="float">
            <text:p><text:s/>5,123,3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61990.666666667" calcext:value-type="float">
            <text:p><text:s/>261,991 <text:s/></text:p>
          </table:table-cell>
          <table:table-cell table:style-name="ce42" office:value-type="float" office:value="4801356.31111111" calcext:value-type="float">
            <text:p><text:s/>4,801,3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44.9161819724444" calcext:value-type="float">
            <text:p><text:s/>45 <text:s/></text:p>
          </table:table-cell>
          <table:table-cell table:style-name="ce43" office:value-type="float" office:value="321980.589748833" calcext:value-type="float">
            <text:p><text:s/>321,98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824725.15555556" calcext:value-type="float">
            <text:p><text:s/>4,824,725 <text:s/></text:p>
          </table:table-cell>
          <table:table-cell table:style-name="ce42" office:value-type="float" office:value="12088356.3555556" calcext:value-type="float">
            <text:p><text:s/>12,088,3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8826.930693069" calcext:value-type="float">
            <text:p><text:s/>328,827 <text:s/></text:p>
          </table:table-cell>
          <table:table-cell table:style-name="ce42" office:value-type="float" office:value="664486.666666667" calcext:value-type="float">
            <text:p><text:s/>664,487 <text:s/></text:p>
          </table:table-cell>
          <table:table-cell table:style-name="ce42" office:value-type="float" office:value="56627.2111111111" calcext:value-type="float">
            <text:p><text:s/>56,6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200.777777778" calcext:value-type="float">
            <text:p><text:s/>117,201 <text:s/></text:p>
          </table:table-cell>
          <table:table-cell table:style-name="ce42" office:value-type="float" office:value="1385072.20772947" calcext:value-type="float">
            <text:p><text:s/>1,385,07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756598.62755556" calcext:value-type="float">
            <text:p><text:s/>4,756,599 <text:s/></text:p>
          </table:table-cell>
          <table:table-cell table:style-name="ce42" office:value-type="float" office:value="12088356.3555556" calcext:value-type="float">
            <text:p><text:s/>12,088,3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8826.930693069" calcext:value-type="float">
            <text:p><text:s/>328,827 <text:s/></text:p>
          </table:table-cell>
          <table:table-cell table:style-name="ce42" office:value-type="float" office:value="664486.666666667" calcext:value-type="float">
            <text:p><text:s/>664,487 <text:s/></text:p>
          </table:table-cell>
          <table:table-cell table:style-name="ce42" office:value-type="float" office:value="56627.2111111111" calcext:value-type="float">
            <text:p><text:s/>56,6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200.777777778" calcext:value-type="float">
            <text:p><text:s/>117,201 <text:s/></text:p>
          </table:table-cell>
          <table:table-cell table:style-name="ce42" office:value-type="float" office:value="1312032.41395169" calcext:value-type="float">
            <text:p><text:s/>1,312,03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68126.528" calcext:value-type="float">
            <text:p><text:s/>68,12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73039.7937777778" calcext:value-type="float">
            <text:p><text:s/>73,04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7511.4666666667" calcext:value-type="float">
            <text:p><text:s/>37,511 <text:s/></text:p>
          </table:table-cell>
          <table:table-cell table:style-name="ce42" office:value-type="float" office:value="404661.12837223" calcext:value-type="float">
            <text:p><text:s/>404,6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54.7555555555556" calcext:value-type="float">
            <text:p><text:s/>55 <text:s/></text:p>
          </table:table-cell>
          <table:table-cell table:style-name="ce42" office:value-type="float" office:value="177.866666666667" calcext:value-type="float">
            <text:p><text:s/>1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68.177777777778" calcext:value-type="float">
            <text:p><text:s/>168 <text:s/></text:p>
          </table:table-cell>
          <table:table-cell table:style-name="ce42" office:value-type="float" office:value="10354.0888888889" calcext:value-type="float">
            <text:p><text:s/>10,3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2336.88888888889" calcext:value-type="float">
            <text:p><text:s/>2,33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4919.3777777778" calcext:value-type="float">
            <text:p><text:s/>34,919 <text:s/></text:p>
          </table:table-cell>
          <table:table-cell table:style-name="ce42" office:value-type="float" office:value="394129.172816675" calcext:value-type="float">
            <text:p><text:s/>394,1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32.2666666666667" calcext:value-type="float">
            <text:p><text:s/>32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417814.19492914" calcext:value-type="float">
            <text:p><text:s/>4,417,814 <text:s/></text:p>
          </table:table-cell>
          <table:table-cell table:style-name="ce44" office:value-type="float" office:value="5935297.03743449" calcext:value-type="float">
            <text:p><text:s/>5,935,29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75096.638943894" calcext:value-type="float">
            <text:p><text:s/>275,097 <text:s/></text:p>
          </table:table-cell>
          <table:table-cell table:style-name="ce44" office:value-type="float" office:value="650925.555555556" calcext:value-type="float">
            <text:p><text:s/>650,926 <text:s/></text:p>
          </table:table-cell>
          <table:table-cell table:style-name="ce44" office:value-type="float" office:value="376923.779980288" calcext:value-type="float">
            <text:p><text:s/>376,92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33180.755555556" calcext:value-type="float">
            <text:p><text:s/>133,181 <text:s/></text:p>
          </table:table-cell>
          <table:table-cell table:style-name="ce44" office:value-type="float" office:value="1391673.39130435" calcext:value-type="float">
            <text:p><text:s/>1,391,67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417814.19492914" calcext:value-type="float">
            <text:p><text:s/>4,417,814 <text:s/></text:p>
          </table:table-cell>
          <table:table-cell table:style-name="ce44" office:value-type="float" office:value="5935297.03743449" calcext:value-type="float">
            <text:p><text:s/>5,935,297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94622.5333333334" calcext:value-type="float">
            <text:p><text:s/>94,623 <text:s/></text:p>
          </table:table-cell>
          <table:table-cell table:style-name="ce44" office:value-type="float" office:value="44962" calcext:value-type="float">
            <text:p><text:s/>44,9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32349.394929139" calcext:value-type="float">
            <text:p><text:s/>232,349 <text:s/></text:p>
          </table:table-cell>
          <table:table-cell table:style-name="ce42" office:value-type="float" office:value="5294895.25965671" calcext:value-type="float">
            <text:p><text:s/>5,294,8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4622.5333333334" calcext:value-type="float">
            <text:p><text:s/>94,623 <text:s/></text:p>
          </table:table-cell>
          <table:table-cell table:style-name="ce42" office:value-type="float" office:value="44962" calcext:value-type="float">
            <text:p><text:s/>44,9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7657.6888888889" calcext:value-type="float">
            <text:p><text:s/>17,658 <text:s/></text:p>
          </table:table-cell>
          <table:table-cell table:style-name="ce42" office:value-type="float" office:value="17416.6222222222" calcext:value-type="float">
            <text:p><text:s/>17,4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9285.6888888889" calcext:value-type="float">
            <text:p><text:s/>19,286 <text:s/></text:p>
          </table:table-cell>
          <table:table-cell table:style-name="ce42" office:value-type="float" office:value="474546.900313773" calcext:value-type="float">
            <text:p><text:s/>474,5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994.70460787467" calcext:value-type="float">
            <text:p><text:s/>4,995 <text:s/></text:p>
          </table:table-cell>
          <table:table-cell table:style-name="ce42" office:value-type="float" office:value="1049736.49606049" calcext:value-type="float">
            <text:p><text:s/>1,049,7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58.4" calcext:value-type="float">
            <text:p><text:s/>158 <text:s/></text:p>
          </table:table-cell>
          <table:table-cell table:style-name="ce42" office:value-type="float" office:value="29627.0666666667" calcext:value-type="float">
            <text:p><text:s/>29,6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671.733333333333" calcext:value-type="float">
            <text:p><text:s/>672 <text:s/></text:p>
          </table:table-cell>
          <table:table-cell table:style-name="ce42" office:value-type="float" office:value="8820.75555555556" calcext:value-type="float">
            <text:p><text:s/>8,8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346.51254348622" calcext:value-type="float">
            <text:p><text:s/>2,347 <text:s/></text:p>
          </table:table-cell>
          <table:table-cell table:style-name="ce42" office:value-type="float" office:value="467264.103286359" calcext:value-type="float">
            <text:p><text:s/>467,2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31.91111111111" calcext:value-type="float">
            <text:p><text:s/>7,8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66.4" calcext:value-type="float">
            <text:p><text:s/>466 <text:s/></text:p>
          </table:table-cell>
          <table:table-cell table:style-name="ce42" office:value-type="float" office:value="2024" calcext:value-type="float">
            <text:p><text:s/>2,0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1267.8222222222" calcext:value-type="float">
            <text:p><text:s/>51,268 <text:s/></text:p>
          </table:table-cell>
          <table:table-cell table:style-name="ce42" office:value-type="float" office:value="1182277.1312228" calcext:value-type="float">
            <text:p><text:s/>1,182,2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1267.8222222222" calcext:value-type="float">
            <text:p><text:s/>51,268 <text:s/></text:p>
          </table:table-cell>
          <table:table-cell table:style-name="ce42" office:value-type="float" office:value="1161694.83662274" calcext:value-type="float">
            <text:p><text:s/>1,161,6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6399.0222222222" calcext:value-type="float">
            <text:p>( 26,399 <text:s/>)</text:p>
          </table:table-cell>
          <table:table-cell table:style-name="ce45" office:value-type="float" office:value="1161694.83667796" calcext:value-type="float">
            <text:p>( 1,161,69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4868.8" calcext:value-type="float">
            <text:p>( 24,869 <text:s/>)</text:p>
          </table:table-cell>
          <table:table-cell table:style-name="ce45" office:value-type="float" office:value="-0.000055220443" calcext:value-type="float">
            <text:p>( -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582.2946159942" calcext:value-type="float">
            <text:p><text:s/>20,5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1592622449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605.33333333333" calcext:value-type="float">
            <text:p><text:s/>4,605 <text:s/></text:p>
          </table:table-cell>
          <table:table-cell table:style-name="ce42" office:value-type="float" office:value="127362.755555556" calcext:value-type="float">
            <text:p><text:s/>127,3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90.844444444444" calcext:value-type="float">
            <text:p><text:s/>491 <text:s/></text:p>
          </table:table-cell>
          <table:table-cell table:style-name="ce42" office:value-type="float" office:value="109516.8" calcext:value-type="float">
            <text:p><text:s/>109,5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087.55555555556" calcext:value-type="float">
            <text:p><text:s/>2,088 <text:s/></text:p>
          </table:table-cell>
          <table:table-cell table:style-name="ce46" office:value-type="float" office:value="249070.708328844" calcext:value-type="float">
            <text:p><text:s/>249,07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3807.6444444444" calcext:value-type="float">
            <text:p><text:s/>33,808 <text:s/></text:p>
          </table:table-cell>
          <table:table-cell table:style-name="ce42" office:value-type="float" office:value="521339.466666667" calcext:value-type="float">
            <text:p><text:s/>521,3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790.6222222222" calcext:value-type="float">
            <text:p><text:s/>86,7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5965.8666666667" calcext:value-type="float">
            <text:p><text:s/>25,966 <text:s/></text:p>
          </table:table-cell>
          <table:table-cell table:style-name="ce42" office:value-type="float" office:value="58499.7333333333" calcext:value-type="float">
            <text:p><text:s/>58,5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384.2888888889" calcext:value-type="float">
            <text:p><text:s/>61,3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7841.77777777778" calcext:value-type="float">
            <text:p><text:s/>7,842 <text:s/></text:p>
          </table:table-cell>
          <table:table-cell table:style-name="ce42" office:value-type="float" office:value="462839.733333333" calcext:value-type="float">
            <text:p><text:s/>462,8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406.3333333333" calcext:value-type="float">
            <text:p><text:s/>25,40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297.244444444444" calcext:value-type="float">
            <text:p>( 297 <text:s/>)</text:p>
          </table:table-cell>
          <table:table-cell table:style-name="ce45" office:value-type="float" office:value="31145.0666666667" calcext:value-type="float">
            <text:p>( 31,14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652.71111111111" calcext:value-type="float">
            <text:p>( 2,653 <text:s/>)</text:p>
          </table:table-cell>
          <table:table-cell table:style-name="ce47" office:value-type="float" office:value="276182.977777778" calcext:value-type="float">
            <text:p>( 276,183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1750.9333333333" calcext:value-type="float">
            <text:p><text:s/>11,751 <text:s/></text:p>
          </table:table-cell>
          <table:table-cell table:style-name="ce42" office:value-type="float" office:value="746122.320444444" calcext:value-type="float">
            <text:p><text:s/>746,1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4962" calcext:value-type="float">
            <text:p><text:s/>44,96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0552.1777777778" calcext:value-type="float">
            <text:p><text:s/>10,552 <text:s/></text:p>
          </table:table-cell>
          <table:table-cell table:style-name="ce42" office:value-type="float" office:value="684550.809333333" calcext:value-type="float">
            <text:p><text:s/>684,5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4962" calcext:value-type="float">
            <text:p><text:s/>44,96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198.75555555556" calcext:value-type="float">
            <text:p><text:s/>1,199 <text:s/></text:p>
          </table:table-cell>
          <table:table-cell table:style-name="ce42" office:value-type="float" office:value="61571.5111111111" calcext:value-type="float">
            <text:p><text:s/>61,5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989.33333333333" calcext:value-type="float">
            <text:p><text:s/>3,989 <text:s/></text:p>
          </table:table-cell>
          <table:table-cell table:style-name="ce42" office:value-type="float" office:value="75825.3777777778" calcext:value-type="float">
            <text:p><text:s/>75,8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137.15555555556" calcext:value-type="float">
            <text:p><text:s/>1,137 <text:s/></text:p>
          </table:table-cell>
          <table:table-cell table:style-name="ce46" office:value-type="float" office:value="16090.8" calcext:value-type="float">
            <text:p><text:s/>16,09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189.33333333333" calcext:value-type="float">
            <text:p><text:s/>6,189 <text:s/></text:p>
          </table:table-cell>
          <table:table-cell table:style-name="ce42" office:value-type="float" office:value="54110.3111111111" calcext:value-type="float">
            <text:p><text:s/>54,1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4232.5333333333" calcext:value-type="float">
            <text:p><text:s/>14,233 <text:s/></text:p>
          </table:table-cell>
          <table:table-cell table:style-name="ce42" office:value-type="float" office:value="43047.8222222222" calcext:value-type="float">
            <text:p><text:s/>43,0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376.97777777778" calcext:value-type="float">
            <text:p><text:s/>2,377 <text:s/></text:p>
          </table:table-cell>
          <table:table-cell table:style-name="ce42" office:value-type="float" office:value="28175.5111111111" calcext:value-type="float">
            <text:p><text:s/>28,1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41.0666666666667" calcext:value-type="float">
            <text:p><text:s/>4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54791.7333333333" calcext:value-type="float">
            <text:p><text:s/>54,792 <text:s/></text:p>
          </table:table-cell>
          <table:table-cell table:style-name="ce42" office:value-type="float" office:value="92520.3111111111" calcext:value-type="float">
            <text:p><text:s/>92,5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040243.55555556" calcext:value-type="float">
            <text:p><text:s/>3,040,244 <text:s/></text:p>
          </table:table-cell>
          <table:table-cell table:style-name="ce42" office:value-type="float" office:value="198655.6" calcext:value-type="float">
            <text:p><text:s/>198,6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2900069.33333333" calcext:value-type="float">
            <text:p><text:s/>2,900,06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9510.7555555556" calcext:value-type="float">
            <text:p><text:s/>49,51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90663.4666666667" calcext:value-type="float">
            <text:p><text:s/>90,663 <text:s/></text:p>
          </table:table-cell>
          <table:table-cell table:style-name="ce42" office:value-type="float" office:value="198655.6" calcext:value-type="float">
            <text:p><text:s/>198,6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806022.311111111" calcext:value-type="float">
            <text:p><text:s/>806,022 <text:s/></text:p>
          </table:table-cell>
          <table:table-cell table:style-name="ce42" office:value-type="float" office:value="144472.711111111" calcext:value-type="float">
            <text:p><text:s/>144,4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263.28888888889" calcext:value-type="float">
            <text:p><text:s/>1,263 <text:s/></text:p>
          </table:table-cell>
          <table:table-cell table:style-name="ce42" office:value-type="float" office:value="857.644444444444" calcext:value-type="float">
            <text:p><text:s/>8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804759.022222222" calcext:value-type="float">
            <text:p><text:s/>804,759 <text:s/></text:p>
          </table:table-cell>
          <table:table-cell table:style-name="ce43" office:value-type="float" office:value="143615.066666667" calcext:value-type="float">
            <text:p><text:s/>143,61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39198.933333333" calcext:value-type="float">
            <text:p><text:s/>339,199 <text:s/></text:p>
          </table:table-cell>
          <table:table-cell table:style-name="ce42" office:value-type="float" office:value="297273.466666667" calcext:value-type="float">
            <text:p><text:s/>297,2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55263.0222222222" calcext:value-type="float">
            <text:p><text:s/>55,263 <text:s/></text:p>
          </table:table-cell>
          <table:table-cell table:style-name="ce42" office:value-type="float" office:value="77400.6222222222" calcext:value-type="float">
            <text:p><text:s/>77,4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739.46666666667" calcext:value-type="float">
            <text:p><text:s/>1,739 <text:s/></text:p>
          </table:table-cell>
          <table:table-cell table:style-name="ce42" office:value-type="float" office:value="7071.73333333333" calcext:value-type="float">
            <text:p><text:s/>7,0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8387.37777777778" calcext:value-type="float">
            <text:p><text:s/>8,387 <text:s/></text:p>
          </table:table-cell>
          <table:table-cell table:style-name="ce42" office:value-type="float" office:value="475.333333333333" calcext:value-type="float">
            <text:p><text:s/>4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290.66666666667" calcext:value-type="float">
            <text:p><text:s/>1,29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894.93333333333" calcext:value-type="float">
            <text:p><text:s/>1,895 <text:s/></text:p>
          </table:table-cell>
          <table:table-cell table:style-name="ce42" office:value-type="float" office:value="1238.93333333333" calcext:value-type="float">
            <text:p><text:s/>1,2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92969.333333333" calcext:value-type="float">
            <text:p><text:s/>192,969 <text:s/></text:p>
          </table:table-cell>
          <table:table-cell table:style-name="ce42" office:value-type="float" office:value="168012.444444444" calcext:value-type="float">
            <text:p><text:s/>168,0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77654.1333333333" calcext:value-type="float">
            <text:p><text:s/>77,654 <text:s/></text:p>
          </table:table-cell>
          <table:table-cell table:style-name="ce43" office:value-type="float" office:value="43074.4" calcext:value-type="float">
            <text:p><text:s/>43,07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5096.638943894" calcext:value-type="float">
            <text:p><text:s/>275,097 <text:s/></text:p>
          </table:table-cell>
          <table:table-cell table:style-name="ce42" office:value-type="float" office:value="650925.555555556" calcext:value-type="float">
            <text:p><text:s/>650,926 <text:s/></text:p>
          </table:table-cell>
          <table:table-cell table:style-name="ce42" office:value-type="float" office:value="376923.779980288" calcext:value-type="float">
            <text:p><text:s/>376,9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558.2222222222" calcext:value-type="float">
            <text:p><text:s/>38,558 <text:s/></text:p>
          </table:table-cell>
          <table:table-cell table:style-name="ce42" office:value-type="float" office:value="1346711.39130435" calcext:value-type="float">
            <text:p><text:s/>1,346,71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5096.638943894" calcext:value-type="float">
            <text:p><text:s/>275,097 <text:s/></text:p>
          </table:table-cell>
          <table:table-cell table:style-name="ce42" office:value-type="float" office:value="650925.555555556" calcext:value-type="float">
            <text:p><text:s/>650,926 <text:s/></text:p>
          </table:table-cell>
          <table:table-cell table:style-name="ce42" office:value-type="float" office:value="376923.779980288" calcext:value-type="float">
            <text:p><text:s/>376,9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558.2222222222" calcext:value-type="float">
            <text:p><text:s/>38,558 <text:s/></text:p>
          </table:table-cell>
          <table:table-cell table:style-name="ce42" office:value-type="float" office:value="1346711.39130435" calcext:value-type="float">
            <text:p><text:s/>1,346,71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051359.93952751" calcext:value-type="float">
            <text:p><text:s/>1,051,360 <text:s/></text:p>
          </table:table-cell>
          <table:table-cell table:style-name="ce42" office:value-type="float" office:value="21323600.8200435" calcext:value-type="float">
            <text:p><text:s/>21,323,6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51104.35201651" calcext:value-type="float">
            <text:p><text:s/>1,051,104 <text:s/></text:p>
          </table:table-cell>
          <table:table-cell table:style-name="ce42" office:value-type="float" office:value="19570296.3249835" calcext:value-type="float">
            <text:p><text:s/>19,570,2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55.587511" calcext:value-type="float">
            <text:p><text:s/>256 <text:s/></text:p>
          </table:table-cell>
          <table:table-cell table:style-name="ce42" office:value-type="float" office:value="1753304.49506" calcext:value-type="float">
            <text:p><text:s/>1,753,3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760258.666666667" calcext:value-type="float">
            <text:p><text:s/>760,25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90190.5253402393" calcext:value-type="float">
            <text:p><text:s/>90,191 <text:s/></text:p>
          </table:table-cell>
          <table:table-cell table:number-columns-repeated="2" table:style-name="ce41" office:value-type="float" office:value="60072.5245135727" calcext:value-type="float">
            <text:p><text:s/>60,073 <text:s/>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30118.0008266667" calcext:value-type="float">
            <text:p><text:s/>30,11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162566" calcext:value-type="float">
            <text:p><text:s/>2,162,5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62566" calcext:value-type="float">
            <text:p><text:s/>2,162,5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02272.888888889" calcext:value-type="float">
            <text:p><text:s/>102,273 <text:s/></text:p>
          </table:table-cell>
          <table:table-cell table:style-name="ce42" office:value-type="float" office:value="98080.8888888889" calcext:value-type="float">
            <text:p><text:s/>98,081 <text:s/></text:p>
          </table:table-cell>
          <table:table-cell table:style-name="ce42" office:value-type="float" office:value="4192" calcext:value-type="float">
            <text:p><text:s/>4,1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820551.77777778" calcext:value-type="float">
            <text:p><text:s/>2,820,552 <text:s/></text:p>
          </table:table-cell>
          <table:table-cell table:style-name="ce43" office:value-type="float" office:value="662177.777777778" calcext:value-type="float">
            <text:p><text:s/>662,178 <text:s/></text:p>
          </table:table-cell>
          <table:table-cell table:style-name="ce43" office:value-type="float" office:value="2158374" calcext:value-type="float">
            <text:p><text:s/>2,158,374 <text:s/></text:p>
          </table:table-cell>
          <table:table-cell table:style-name="ce43" office:value-type="float" office:value="90190.5253402393" calcext:value-type="float">
            <text:p><text:s/>90,191 <text:s/></text:p>
          </table:table-cell>
          <table:table-cell table:number-columns-repeated="2" table:style-name="ce43" office:value-type="float" office:value="60072.5245135727" calcext:value-type="float">
            <text:p><text:s/>60,07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0118.0008266667" calcext:value-type="float">
            <text:p><text:s/>30,1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169733" calcext:value-type="float">
            <text:p><text:s/>2,169,7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69733" calcext:value-type="float">
            <text:p><text:s/>2,169,7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38185.746991859" calcext:value-type="float">
            <text:p><text:s/>738,186 <text:s/></text:p>
          </table:table-cell>
          <table:table-cell table:style-name="ce42" office:value-type="float" office:value="2198.35831288889" calcext:value-type="float">
            <text:p><text:s/>2,198 <text:s/></text:p>
          </table:table-cell>
          <table:table-cell table:style-name="ce42" office:value-type="float" office:value="735987.38867897" calcext:value-type="float">
            <text:p><text:s/>735,987 <text:s/></text:p>
          </table:table-cell>
          <table:table-cell table:style-name="ce42" office:value-type="float" office:value="84166.9251802964" calcext:value-type="float">
            <text:p><text:s/>84,167 <text:s/></text:p>
          </table:table-cell>
          <table:table-cell table:number-columns-repeated="2" table:style-name="ce42" office:value-type="float" office:value="60072.5245189631" calcext:value-type="float">
            <text:p><text:s/>60,07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094.4006613333" calcext:value-type="float">
            <text:p><text:s/>24,0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15615" calcext:value-type="float">
            <text:p><text:s/>715,6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5615" calcext:value-type="float">
            <text:p><text:s/>715,6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2570.7469918589" calcext:value-type="float">
            <text:p><text:s/>22,571 <text:s/></text:p>
          </table:table-cell>
          <table:table-cell table:style-name="ce43" office:value-type="float" office:value="2198.35831288889" calcext:value-type="float">
            <text:p><text:s/>2,198 <text:s/></text:p>
          </table:table-cell>
          <table:table-cell table:style-name="ce43" office:value-type="float" office:value="20372.38867897" calcext:value-type="float">
            <text:p><text:s/>20,372 <text:s/></text:p>
          </table:table-cell>
          <table:table-cell table:style-name="ce43" office:value-type="float" office:value="84166.9251802964" calcext:value-type="float">
            <text:p><text:s/>84,167 <text:s/></text:p>
          </table:table-cell>
          <table:table-cell table:number-columns-repeated="2" table:style-name="ce43" office:value-type="float" office:value="60072.5245189631" calcext:value-type="float">
            <text:p><text:s/>60,07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4094.4006613333" calcext:value-type="float">
            <text:p><text:s/>24,0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171056.77777778" calcext:value-type="float">
            <text:p><text:s/>2,171,057 <text:s/></text:p>
          </table:table-cell>
          <table:table-cell table:style-name="ce42" office:value-type="float" office:value="638561.777777778" calcext:value-type="float">
            <text:p><text:s/>638,562 <text:s/></text:p>
          </table:table-cell>
          <table:table-cell table:style-name="ce42" office:value-type="float" office:value="1532495" calcext:value-type="float">
            <text:p><text:s/>1,532,4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171056.77777778" calcext:value-type="float">
            <text:p><text:s/>2,171,057 <text:s/></text:p>
          </table:table-cell>
          <table:table-cell table:style-name="ce43" office:value-type="float" office:value="638561.777777778" calcext:value-type="float">
            <text:p><text:s/>638,562 <text:s/></text:p>
          </table:table-cell>
          <table:table-cell table:style-name="ce43" office:value-type="float" office:value="1532495" calcext:value-type="float">
            <text:p><text:s/>1,532,49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747241.051797671" calcext:value-type="float">
            <text:p><text:s/>747,241 <text:s/></text:p>
          </table:table-cell>
          <table:table-cell table:style-name="ce42" office:value-type="float" office:value="35383.1111111111" calcext:value-type="float">
            <text:p><text:s/>35,383 <text:s/></text:p>
          </table:table-cell>
          <table:table-cell table:style-name="ce42" office:value-type="float" office:value="711857.94068656" calcext:value-type="float">
            <text:p><text:s/>711,8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747241.051797671" calcext:value-type="float">
            <text:p><text:s/>747,241 <text:s/></text:p>
          </table:table-cell>
          <table:table-cell table:style-name="ce42" office:value-type="float" office:value="35383.1111111111" calcext:value-type="float">
            <text:p><text:s/>35,383 <text:s/></text:p>
          </table:table-cell>
          <table:table-cell table:style-name="ce42" office:value-type="float" office:value="711857.94068656" calcext:value-type="float">
            <text:p><text:s/>711,8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336448.75676603" calcext:value-type="float">
            <text:p><text:s/>1,336,449 <text:s/></text:p>
          </table:table-cell>
          <table:table-cell table:style-name="ce44" office:value-type="float" office:value="1263158.08613156" calcext:value-type="float">
            <text:p><text:s/>1,263,158 <text:s/></text:p>
          </table:table-cell>
          <table:table-cell table:style-name="ce44" office:value-type="float" office:value="73290.67063447" calcext:value-type="float">
            <text:p><text:s/>73,291 <text:s/></text:p>
          </table:table-cell>
          <table:table-cell table:style-name="ce44" office:value-type="float" office:value="6023.60015994288" calcext:value-type="float">
            <text:p><text:s/>6,024 <text:s/></text:p>
          </table:table-cell>
          <table:table-cell table:number-columns-repeated="2" table:style-name="ce44" office:value-type="float" office:value="-0.0000053904513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6023.60016533333" calcext:value-type="float">
            <text:p><text:s/>6,02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37615.86787714" calcext:value-type="float">
            <text:p><text:s/>1,037,616 <text:s/></text:p>
          </table:table-cell>
          <table:table-cell table:style-name="ce44" office:value-type="float" office:value="964325.197242667" calcext:value-type="float">
            <text:p><text:s/>964,325 <text:s/></text:p>
          </table:table-cell>
          <table:table-cell table:style-name="ce44" office:value-type="float" office:value="73290.67063447" calcext:value-type="float">
            <text:p><text:s/>73,291 <text:s/></text:p>
          </table:table-cell>
          <table:table-cell table:style-name="ce44" office:value-type="float" office:value="6023.60015994288" calcext:value-type="float">
            <text:p><text:s/>6,024 <text:s/></text:p>
          </table:table-cell>
          <table:table-cell table:number-columns-repeated="2" table:style-name="ce44" office:value-type="float" office:value="-0.0000053904513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6023.60016533333" calcext:value-type="float">
            <text:p><text:s/>6,0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58445.534543803" calcext:value-type="float">
            <text:p><text:s/>358,446 <text:s/></text:p>
          </table:table-cell>
          <table:table-cell table:style-name="ce42" office:value-type="float" office:value="308535.863909333" calcext:value-type="float">
            <text:p><text:s/>308,536 <text:s/></text:p>
          </table:table-cell>
          <table:table-cell table:style-name="ce42" office:value-type="float" office:value="49909.67063447" calcext:value-type="float">
            <text:p><text:s/>49,910 <text:s/></text:p>
          </table:table-cell>
          <table:table-cell table:style-name="ce42" office:value-type="float" office:value="6023.60015994288" calcext:value-type="float">
            <text:p><text:s/>6,024 <text:s/></text:p>
          </table:table-cell>
          <table:table-cell table:number-columns-repeated="2" table:style-name="ce42" office:value-type="float" office:value="-0.0000053904513" calcext:value-type="float">
            <text:p><text:s/>-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23.60016533333" calcext:value-type="float">
            <text:p><text:s/>6,0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1.77777777777778" calcext:value-type="float">
            <text:p><text:s/>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4975.8639093333" calcext:value-type="float">
            <text:p><text:s/>14,9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804.444444444444" calcext:value-type="float">
            <text:p><text:s/>8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53904513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38907.67063447" calcext:value-type="float">
            <text:p><text:s/>38,9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907.67063447" calcext:value-type="float">
            <text:p><text:s/>38,9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38907.67063447" calcext:value-type="float">
            <text:p><text:s/>38,9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907.67063447" calcext:value-type="float">
            <text:p><text:s/>38,9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38907.67063447" calcext:value-type="float">
            <text:p>( 38,908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8907.67063447" calcext:value-type="float">
            <text:p>( 38,90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3784.88888888889" calcext:value-type="float">
            <text:p><text:s/>3,7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240" calcext:value-type="float">
            <text:p><text:s/>24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243806.222222222" calcext:value-type="float">
            <text:p><text:s/>243,8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243806.222222222" calcext:value-type="float">
            <text:p><text:s/>243,8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23957.333333333" calcext:value-type="float">
            <text:p>( 123,95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6366.2222222222" calcext:value-type="float">
            <text:p>( 36,366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0603" calcext:value-type="float">
            <text:p><text:s/>10,6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03" calcext:value-type="float">
            <text:p><text:s/>10,6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0603" calcext:value-type="float">
            <text:p><text:s/>10,6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03" calcext:value-type="float">
            <text:p><text:s/>10,6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3016" calcext:value-type="float">
            <text:p><text:s/>3,0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782.222222222222" calcext:value-type="float">
            <text:p><text:s/>78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1033.7777777778" calcext:value-type="float">
            <text:p><text:s/>41,034 <text:s/></text:p>
          </table:table-cell>
          <table:table-cell table:style-name="ce42" office:value-type="float" office:value="40953.7777777778" calcext:value-type="float">
            <text:p><text:s/>40,954 <text:s/></text:p>
          </table:table-cell>
          <table:table-cell table:style-name="ce42" office:value-type="float" office:value="80" calcext:value-type="float">
            <text:p><text:s/>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19" calcext:value-type="float">
            <text:p><text:s/>3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9" calcext:value-type="float">
            <text:p><text:s/>3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70.666666666667" calcext:value-type="float">
            <text:p><text:s/>1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23.60016533333" calcext:value-type="float">
            <text:p><text:s/>6,0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23.60016533333" calcext:value-type="float">
            <text:p><text:s/>6,0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27402.444444444" calcext:value-type="float">
            <text:p><text:s/>127,402 <text:s/></text:p>
          </table:table-cell>
          <table:table-cell table:style-name="ce42" office:value-type="float" office:value="109572.444444444" calcext:value-type="float">
            <text:p><text:s/>109,572 <text:s/></text:p>
          </table:table-cell>
          <table:table-cell table:style-name="ce42" office:value-type="float" office:value="17830" calcext:value-type="float">
            <text:p><text:s/>17,8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06699.222222222" calcext:value-type="float">
            <text:p><text:s/>106,699 <text:s/></text:p>
          </table:table-cell>
          <table:table-cell table:style-name="ce42" office:value-type="float" office:value="93870.2222222222" calcext:value-type="float">
            <text:p><text:s/>93,870 <text:s/></text:p>
          </table:table-cell>
          <table:table-cell table:style-name="ce42" office:value-type="float" office:value="12829" calcext:value-type="float">
            <text:p><text:s/>12,8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6850.5555555556" calcext:value-type="float">
            <text:p><text:s/>16,851 <text:s/></text:p>
          </table:table-cell>
          <table:table-cell table:style-name="ce42" office:value-type="float" office:value="11963.5555555556" calcext:value-type="float">
            <text:p><text:s/>11,964 <text:s/></text:p>
          </table:table-cell>
          <table:table-cell table:style-name="ce42" office:value-type="float" office:value="4887" calcext:value-type="float">
            <text:p><text:s/>4,8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852.66666666667" calcext:value-type="float">
            <text:p><text:s/>3,853 <text:s/></text:p>
          </table:table-cell>
          <table:table-cell table:style-name="ce43" office:value-type="float" office:value="3738.66666666667" calcext:value-type="float">
            <text:p><text:s/>3,739 <text:s/></text:p>
          </table:table-cell>
          <table:table-cell table:style-name="ce43" office:value-type="float" office:value="114" calcext:value-type="float">
            <text:p><text:s/>11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51767.888888889" calcext:value-type="float">
            <text:p><text:s/>551,768 <text:s/></text:p>
          </table:table-cell>
          <table:table-cell table:style-name="ce44" office:value-type="float" office:value="546216.888888889" calcext:value-type="float">
            <text:p><text:s/>546,217 <text:s/></text:p>
          </table:table-cell>
          <table:table-cell table:style-name="ce44" office:value-type="float" office:value="5551" calcext:value-type="float">
            <text:p><text:s/>5,55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98832.888888889" calcext:value-type="float">
            <text:p><text:s/>298,8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98832.888888889" calcext:value-type="float">
            <text:p><text:s/>298,8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021078.121516" calcext:value-type="float">
            <text:p><text:s/>3,021,078 <text:s/></text:p>
          </table:table-cell>
          <table:table-cell table:style-name="ce42" office:value-type="float" office:value="25932" calcext:value-type="float">
            <text:p><text:s/>25,932 <text:s/></text:p>
          </table:table-cell>
          <table:table-cell table:style-name="ce42" office:value-type="float" office:value="2995146.121516" calcext:value-type="float">
            <text:p><text:s/>2,995,146 <text:s/></text:p>
          </table:table-cell>
          <table:table-cell table:style-name="ce42" office:value-type="float" office:value="275203.907554" calcext:value-type="float">
            <text:p><text:s/>275,204 <text:s/></text:p>
          </table:table-cell>
          <table:table-cell table:number-columns-repeated="2" table:style-name="ce42" office:value-type="float" office:value="244239.907554" calcext:value-type="float">
            <text:p><text:s/>244,2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964" calcext:value-type="float">
            <text:p><text:s/>30,9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790411.5" calcext:value-type="float">
            <text:p><text:s/>2,790,4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90411.5" calcext:value-type="float">
            <text:p><text:s/>2,790,4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30666.621516" calcext:value-type="float">
            <text:p><text:s/>230,667 <text:s/></text:p>
          </table:table-cell>
          <table:table-cell table:style-name="ce42" office:value-type="float" office:value="25932" calcext:value-type="float">
            <text:p><text:s/>25,932 <text:s/></text:p>
          </table:table-cell>
          <table:table-cell table:style-name="ce42" office:value-type="float" office:value="204734.621516" calcext:value-type="float">
            <text:p><text:s/>204,735 <text:s/></text:p>
          </table:table-cell>
          <table:table-cell table:style-name="ce42" office:value-type="float" office:value="275203.907554" calcext:value-type="float">
            <text:p><text:s/>275,204 <text:s/></text:p>
          </table:table-cell>
          <table:table-cell table:number-columns-repeated="2" table:style-name="ce42" office:value-type="float" office:value="244239.907554" calcext:value-type="float">
            <text:p><text:s/>244,2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964" calcext:value-type="float">
            <text:p><text:s/>30,9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626461.539573333" calcext:value-type="float">
            <text:p><text:s/>626,462 <text:s/></text:p>
          </table:table-cell>
          <table:table-cell table:style-name="ce41" office:value-type="float" office:value="1815.55555555556" calcext:value-type="float">
            <text:p><text:s/>1,816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799864.44777778" calcext:value-type="float">
            <text:p><text:s/>9,799,8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799864.44777778" calcext:value-type="float">
            <text:p><text:s/>9,799,864 <text:s/></text:p>
          </table:table-cell>
          <table:table-cell table:style-name="ce43" office:value-type="float" office:value="626461.539573333" calcext:value-type="float">
            <text:p><text:s/>626,462 <text:s/></text:p>
          </table:table-cell>
          <table:table-cell table:style-name="ce43" office:value-type="float" office:value="1815.55555555556" calcext:value-type="float">
            <text:p><text:s/>1,816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1" calcext:value-type="float">
            <text:p><text:s/>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461.51439272938" calcext:value-type="float">
            <text:p><text:s/>9,4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799864.44777778" calcext:value-type="float">
            <text:p><text:s/>9,799,864 <text:s/></text:p>
          </table:table-cell>
          <table:table-cell table:style-name="ce42" office:value-type="float" office:value="798003.637351111" calcext:value-type="float">
            <text:p><text:s/>798,004 <text:s/></text:p>
          </table:table-cell>
          <table:table-cell table:style-name="ce42" office:value-type="float" office:value="1815.55555555556" calcext:value-type="float">
            <text:p><text:s/>1,8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799864.44777778" calcext:value-type="float">
            <text:p><text:s/>9,799,864 <text:s/></text:p>
          </table:table-cell>
          <table:table-cell table:style-name="ce42" office:value-type="float" office:value="798003.637351111" calcext:value-type="float">
            <text:p><text:s/>798,004 <text:s/></text:p>
          </table:table-cell>
          <table:table-cell table:style-name="ce42" office:value-type="float" office:value="1815.55555555556" calcext:value-type="float">
            <text:p><text:s/>1,8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1542.097777778" calcext:value-type="float">
            <text:p><text:s/>171,5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83955.2753044" calcext:value-type="float">
            <text:p><text:s/>10,083,9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1542.097777778" calcext:value-type="float">
            <text:p><text:s/>171,5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83955.2753044" calcext:value-type="float">
            <text:p><text:s/>10,083,9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53059.440615555" calcext:value-type="float">
            <text:p><text:s/>853,0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87.17676222222" calcext:value-type="float">
            <text:p><text:s/>1,68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4.550093333333" calcext:value-type="float">
            <text:p><text:s/>2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8.765175555556" calcext:value-type="float">
            <text:p><text:s/>6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1415.917053333" calcext:value-type="float">
            <text:p><text:s/>221,4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5674.16042" calcext:value-type="float">
            <text:p><text:s/>415,6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3398.871111111" calcext:value-type="float">
            <text:p><text:s/>213,3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56335.886142827" calcext:value-type="float">
            <text:p><text:s/>556,3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665098.43415333" calcext:value-type="float">
            <text:p><text:s/>8,665,0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665098.43415333" calcext:value-type="float">
            <text:p><text:s/>8,665,0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02735.73936444" calcext:value-type="float">
            <text:p><text:s/>4,902,7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922.3075555556" calcext:value-type="float">
            <text:p><text:s/>15,9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7565.48674" calcext:value-type="float">
            <text:p><text:s/>267,5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0835.288515556" calcext:value-type="float">
            <text:p><text:s/>690,8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126.4888511111" calcext:value-type="float">
            <text:p><text:s/>16,1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134.3270288889" calcext:value-type="float">
            <text:p><text:s/>61,1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4274.642011111" calcext:value-type="float">
            <text:p><text:s/>324,2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651.3684088889" calcext:value-type="float">
            <text:p><text:s/>21,6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43622.255564445" calcext:value-type="float">
            <text:p><text:s/>943,6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6522.600215556" calcext:value-type="float">
            <text:p><text:s/>326,5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19329.773" calcext:value-type="float">
            <text:p>( 119,330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81780.521426667" calcext:value-type="float">
            <text:p>( 181,78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5412.3057888889" calcext:value-type="float">
            <text:p>( 25,412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4007.850833333" calcext:value-type="float">
            <text:p><text:s/>434,00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3091.804515556" calcext:value-type="float">
            <text:p><text:s/>183,0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0581.265528889" calcext:value-type="float">
            <text:p><text:s/>160,58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911.3337911111" calcext:value-type="float">
            <text:p><text:s/>57,9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29679.575831111" calcext:value-type="float">
            <text:p><text:s/>229,6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4721.045906667" calcext:value-type="float">
            <text:p><text:s/>404,7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6856.832135556" calcext:value-type="float">
            <text:p><text:s/>226,8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7864.213771111" calcext:value-type="float">
            <text:p><text:s/>177,8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9828.659235556" calcext:value-type="float">
            <text:p><text:s/>619,8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96196.366635556" calcext:value-type="float">
            <text:p><text:s/>596,1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632.2926" calcext:value-type="float">
            <text:p><text:s/>23,6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0295.64136" calcext:value-type="float">
            <text:p>( 10,29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2103.721017778" calcext:value-type="float">
            <text:p><text:s/>292,1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14788.69522" calcext:value-type="float">
            <text:p><text:s/>114,7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5750.200182222" calcext:value-type="float">
            <text:p><text:s/>365,75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7863.090662222" calcext:value-type="float">
            <text:p><text:s/>107,8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0758.59758" calcext:value-type="float">
            <text:p><text:s/>90,7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0939.34462" calcext:value-type="float">
            <text:p><text:s/>80,9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678.0451133333" calcext:value-type="float">
            <text:p><text:s/>36,6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939.3817133333" calcext:value-type="float">
            <text:p><text:s/>22,9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939.3817133333" calcext:value-type="float">
            <text:p><text:s/>22,9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9528.873113333" calcext:value-type="float">
            <text:p><text:s/>159,5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587.90886" calcext:value-type="float">
            <text:p><text:s/>23,5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35940.964253333" calcext:value-type="float">
            <text:p><text:s/>135,9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37252.53978889" calcext:value-type="float">
            <text:p><text:s/>1,737,2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7705.809159753" calcext:value-type="float">
            <text:p><text:s/>207,70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284.9099679107" calcext:value-type="float">
            <text:p><text:s/>86,2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517.54134" calcext:value-type="float">
            <text:p><text:s/>24,5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988.4916311111" calcext:value-type="float">
            <text:p><text:s/>22,9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289.9331044444" calcext:value-type="float">
            <text:p><text:s/>55,2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844.3774296966" calcext:value-type="float">
            <text:p><text:s/>46,8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33.9447186146" calcext:value-type="float">
            <text:p><text:s/>18,9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4598.642346247" calcext:value-type="float">
            <text:p><text:s/>264,5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7411.848902222" calcext:value-type="float">
            <text:p><text:s/>227,4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782677.041188889" calcext:value-type="float">
            <text:p><text:s/>782,6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842641.90017333" calcext:value-type="float">
            <text:p><text:s/>1,842,6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3844505" calcext:value-type="float">
            <text:p><text:s/>33,844,505 <text:s/></text:p>
          </table:table-cell>
          <table:table-cell table:style-name="ce42" office:value-type="float" office:value="8351200.856" calcext:value-type="float">
            <text:p><text:s/>8,351,201 <text:s/></text:p>
          </table:table-cell>
          <table:table-cell table:style-name="ce42" office:value-type="float" office:value="1900" calcext:value-type="float">
            <text:p><text:s/>1,9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3844505" calcext:value-type="float">
            <text:p><text:s/>33,844,505 <text:s/></text:p>
          </table:table-cell>
          <table:table-cell table:style-name="ce42" office:value-type="float" office:value="8351200.856" calcext:value-type="float">
            <text:p><text:s/>8,351,201 <text:s/></text:p>
          </table:table-cell>
          <table:table-cell table:style-name="ce42" office:value-type="float" office:value="1900" calcext:value-type="float">
            <text:p><text:s/>1,9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32047" calcext:value-type="float">
            <text:p><text:s/>32,047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801908.03046913" calcext:value-type="float">
            <text:p><text:s/>1,801,908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113375.6026094" calcext:value-type="float">
            <text:p><text:s/>61,113,376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6334.42413905" calcext:value-type="float">
            <text:p><text:s/>926,334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08674.26666667" calcext:value-type="float">
            <text:p><text:s/>2,208,674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1909.333333333" calcext:value-type="float">
            <text:p><text:s/>881,909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2071.684205087" calcext:value-type="float">
            <text:p><text:s/>392,072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2047" calcext:value-type="float">
            <text:p><text:s/>32,04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8506293.9247344" calcext:value-type="float">
            <text:p><text:s/>58,506,294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65799.79709368" calcext:value-type="float">
            <text:p><text:s/>4,365,800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3647.702392729" calcext:value-type="float">
            <text:p><text:s/>113,648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353388.9852245" calcext:value-type="float">
            <text:p><text:s/>56,353,389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40318.01777778" calcext:value-type="float">
            <text:p><text:s/>2,940,318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47686.28405556" calcext:value-type="float">
            <text:p><text:s/>1,947,686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041213" calcext:value-type="float">
            <text:p><text:s/>26,041,213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48495.83624" calcext:value-type="float">
            <text:p><text:s/>23,548,496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75675.84715116" calcext:value-type="float">
            <text:p><text:s/>1,875,676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334820.7028192" calcext:value-type="float">
            <text:p><text:s/>44,334,821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565086.231061" calcext:value-type="float">
            <text:p><text:s/>41,565,086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769734.47175822" calcext:value-type="float">
            <text:p><text:s/>2,769,734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29861.73485879" calcext:value-type="float">
            <text:p><text:s/>3,529,862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9.82787333333" calcext:value-type="float">
            <text:p><text:s/>1,930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5299.034426667" calcext:value-type="float">
            <text:p><text:s/>285,299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2226.281666667" calcext:value-type="float">
            <text:p><text:s/>292,226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85.65406444444" calcext:value-type="float">
            <text:p><text:s/>2,986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7265.2386299" calcext:value-type="float">
            <text:p><text:s/>2,317,265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6664.76042" calcext:value-type="float">
            <text:p><text:s/>416,665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3398.871111111" calcext:value-type="float">
            <text:p><text:s/>213,399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2.0666666666667" calcext:value-type="float">
            <text:p><text:s/>92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72049.190898382" calcext:value-type="float">
            <text:p><text:s/>572,049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2047" calcext:value-type="float">
            <text:p><text:s/>32,04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7906367.2170855" calcext:value-type="float">
            <text:p><text:s/>37,906,367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2047" calcext:value-type="float">
            <text:p><text:s/>32,04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2261826.6646347" calcext:value-type="float">
            <text:p><text:s/>32,261,827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14072.6546625" calcext:value-type="float">
            <text:p><text:s/>15,514,073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941.7515266667" calcext:value-type="float">
            <text:p><text:s/>51,942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0395.016967551" calcext:value-type="float">
            <text:p><text:s/>780,395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39886.97619542" calcext:value-type="float">
            <text:p><text:s/>1,839,887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980.1555177778" calcext:value-type="float">
            <text:p><text:s/>45,980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924.9347966667" calcext:value-type="float">
            <text:p><text:s/>70,925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8318.64185404" calcext:value-type="float">
            <text:p><text:s/>1,088,319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678.4862133333" calcext:value-type="float">
            <text:p><text:s/>29,678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60511.13968909" calcext:value-type="float">
            <text:p><text:s/>3,260,511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5912.96437073" calcext:value-type="float">
            <text:p><text:s/>1,715,913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51429.9932124" calcext:value-type="float">
            <text:p>( 1,351,430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39070.665369442" calcext:value-type="float">
            <text:p>( 339,071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5412.3057888889" calcext:value-type="float">
            <text:p>( 25,412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6587.267864141" calcext:value-type="float">
            <text:p><text:s/>776,587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4421.279676443" calcext:value-type="float">
            <text:p><text:s/>764,421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589.62777777778" calcext:value-type="float">
            <text:p><text:s/>3,590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0348.539018889" calcext:value-type="float">
            <text:p><text:s/>300,349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9274.043673333" calcext:value-type="float">
            <text:p><text:s/>179,274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99817.038689956" calcext:value-type="float">
            <text:p><text:s/>499,817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92319.02466111" calcext:value-type="float">
            <text:p><text:s/>3,292,319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78112.29758889" calcext:value-type="float">
            <text:p><text:s/>2,178,112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4206.72707222" calcext:value-type="float">
            <text:p><text:s/>1,114,207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5397.229977778" calcext:value-type="float">
            <text:p>( 175,397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328401.977655556" calcext:value-type="float">
            <text:p>( 328,402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57282.21129" calcext:value-type="float">
            <text:p><text:s/>2,257,282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61541.80556222" calcext:value-type="float">
            <text:p><text:s/>2,161,542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740.4057277778" calcext:value-type="float">
            <text:p><text:s/>95,740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442.9746933333" calcext:value-type="float">
            <text:p>( 10,443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7872.962938889" calcext:value-type="float">
            <text:p><text:s/>387,873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33545.706868889" calcext:value-type="float">
            <text:p><text:s/>133,546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6632.488195556" calcext:value-type="float">
            <text:p><text:s/>476,632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730.172237778" calcext:value-type="float">
            <text:p><text:s/>175,730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1662.38554" calcext:value-type="float">
            <text:p><text:s/>371,662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131.411452" calcext:value-type="float">
            <text:p><text:s/>87,131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4819.567335556" calcext:value-type="float">
            <text:p><text:s/>184,820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88144.41504667" calcext:value-type="float">
            <text:p><text:s/>8,988,144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6784.277777778" calcext:value-type="float">
            <text:p><text:s/>136,784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89590.93333333" calcext:value-type="float">
            <text:p><text:s/>8,489,591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450.1372688889" calcext:value-type="float">
            <text:p><text:s/>72,450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9319.066666667" calcext:value-type="float">
            <text:p><text:s/>289,319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0222.56200222" calcext:value-type="float">
            <text:p><text:s/>1,110,223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906.6421933333" calcext:value-type="float">
            <text:p><text:s/>25,907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84315.91980889" calcext:value-type="float">
            <text:p><text:s/>1,084,316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961.41" calcext:value-type="float">
            <text:p><text:s/>9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44650.76756667" calcext:value-type="float">
            <text:p><text:s/>2,844,651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7705.809159753" calcext:value-type="float">
            <text:p><text:s/>207,706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7543.054412355" calcext:value-type="float">
            <text:p><text:s/>337,543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388.24134" calcext:value-type="float">
            <text:p><text:s/>33,388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880.6694088889" calcext:value-type="float">
            <text:p><text:s/>31,881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441.4108822222" calcext:value-type="float">
            <text:p><text:s/>58,441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157.7774296966" calcext:value-type="float">
            <text:p><text:s/>51,158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933.9447186146" calcext:value-type="float">
            <text:p><text:s/>18,934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4598.642346247" calcext:value-type="float">
            <text:p><text:s/>264,599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961.41" calcext:value-type="float">
            <text:p><text:s/>9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2730.125568889" calcext:value-type="float">
            <text:p><text:s/>922,730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18271.0923" calcext:value-type="float">
            <text:p><text:s/>918,271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31085.59" calcext:value-type="float">
            <text:p><text:s/>31,08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804736.26535667" calcext:value-type="float">
            <text:p><text:s/>3,804,736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44540.55245075" calcext:value-type="float">
            <text:p><text:s/>5,644,541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44540.55245075" calcext:value-type="float">
            <text:p><text:s/>5,644,541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402310.82" calcext:value-type="float">
            <text:p>( 2,402,311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529785.738002" calcext:value-type="float">
            <text:p><text:s/>105,529,786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731319.738" calcext:value-type="float">
            <text:p><text:s/>96,731,320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98466.000002" calcext:value-type="float">
            <text:p><text:s/>8,798,466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